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keep-with-next="always" fo:keep-together="always" fo:break-before="page" fo:text-align="center" fo:margin-top="0.0555in"/>
    </style:style>
    <style:style style:name="T2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P5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Standard" style:family="paragraph">
      <style:paragraph-properties fo:keep-with-next="always" fo:keep-together="always" fo:text-align="center" fo:margin-top="0.0555in"/>
      <style:text-properties style:font-name="Times New Roman" style:font-name-complex="Times New Roman" fo:text-transform="uppercase" fo:font-size="14pt" style:font-size-asian="14pt" style:font-size-complex="14pt"/>
    </style:style>
    <style:style style:name="P8" style:parent-style-name="Standard" style:family="paragraph">
      <style:paragraph-properties fo:margin-bottom="0.1111in" style:line-height-at-least="0.2166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Standard" style:family="paragraph">
      <style:paragraph-properties fo:margin-bottom="0.1111in" style:line-height-at-least="0.2166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keep-with-next="always" fo:keep-together="always" fo:text-align="center" fo:margin-top="0.0555in"/>
    </style:style>
    <style:style style:name="T1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111in" style:line-height-at-least="0.2166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margin-bottom="0.1111in" style:line-height-at-least="0.2166in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keep-with-next="always" fo:keep-together="always" fo:text-align="center" fo:margin-top="0.0555in"/>
    </style:style>
    <style:style style:name="T2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111in" style:line-height-at-least="0.2166in"/>
    </style:style>
    <style:style style:name="T27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en" fo:country="US"/>
    </style:style>
    <style:style style:name="P28" style:parent-style-name="Standard" style:family="paragraph">
      <style:paragraph-properties fo:keep-with-next="always" fo:keep-together="always" fo:text-align="center" fo:margin-top="0.0833in"/>
      <style:text-properties style:font-name="Times New Roman" style:font-name-complex="Times New Roman" style:use-window-font-color="true" fo:font-size="14pt" style:font-size-asian="14pt" style:font-size-complex="14pt"/>
    </style:style>
    <style:style style:name="P29" style:parent-style-name="Standard" style:family="paragraph">
      <style:paragraph-properties fo:keep-with-next="always" fo:keep-together="always" fo:text-align="center" fo:margin-top="0.0833in"/>
    </style:style>
    <style:style style:name="T30" style:parent-style-name="Основнойшрифтабзаца" style:family="text">
      <style:text-properties style:font-name="Times New Roman" style:font-name-complex="Times New Roman" fo:color="#4F81BD" fo:letter-spacing="-0.0006in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color="#4F81BD" fo:letter-spacing="-0.0013in" fo:font-size="14pt" style:font-size-asian="14pt"/>
    </style:style>
    <style:style style:name="T32" style:parent-style-name="Основнойшрифтабзаца" style:family="text">
      <style:text-properties style:font-name="Times New Roman" style:font-name-complex="Times New Roman" fo:color="#4F81BD" fo:font-size="14pt" style:font-size-asian="14pt"/>
    </style:style>
    <style:style style:name="T33" style:parent-style-name="Основнойшрифтабзаца" style:family="text">
      <style:text-properties style:font-name="Times New Roman" style:font-name-complex="Times New Roman" fo:color="#4F81BD" fo:letter-spacing="0.0013in" fo:font-size="14pt" style:font-size-asian="14pt"/>
    </style:style>
    <style:style style:name="T34" style:parent-style-name="Основнойшрифтабзаца" style:family="text">
      <style:text-properties style:font-name="Times New Roman" style:font-name-complex="Times New Roman" fo:color="#4F81BD" fo:letter-spacing="-0.0013in" fo:font-size="14pt" style:font-size-asian="14pt"/>
    </style:style>
    <style:style style:name="T35" style:parent-style-name="Основнойшрифтабзаца" style:family="text">
      <style:text-properties style:font-name="Times New Roman" style:font-name-complex="Times New Roman" fo:color="#4F81BD" fo:letter-spacing="-0.0006in" fo:font-size="14pt" style:font-size-asian="14pt"/>
    </style:style>
    <style:style style:name="P36" style:parent-style-name="Standard" style:family="paragraph">
      <style:paragraph-properties fo:text-align="center" fo:margin-bottom="0.1111in" style:line-height-at-least="0.2166in"/>
    </style:style>
    <style:style style:name="T3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ru" fo:country="RU"/>
    </style:style>
    <style:style style:name="P39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40" style:parent-style-name="Standard" style:family="paragraph">
      <style:paragraph-properties fo:margin-bottom="0.1111in" style:line-height-at-least="0.2166in"/>
    </style:style>
    <style:style style:name="T4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42" style:parent-style-name="Standard" style:family="paragraph">
      <style:paragraph-properties fo:margin-bottom="0.1111in" fo:margin-left="4.1347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/>
    </style:style>
    <style:style style:name="P56" style:parent-style-name="Standard" style:family="paragraph">
      <style:paragraph-properties fo:margin-bottom="0.1111in" fo:margin-left="4.1347in">
        <style:tab-stops/>
      </style:paragraph-properties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P57" style:parent-style-name="Standard" style:family="paragraph">
      <style:paragraph-properties fo:margin-bottom="0.1111in" fo:margin-left="4.1347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64" style:parent-style-name="Standard" style:family="paragraph">
      <style:paragraph-properties fo:margin-bottom="0.1111in" style:line-height-at-least="0.2166in" fo:margin-left="4.1347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5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6" style:parent-style-name="Standard" style:family="paragraph">
      <style:paragraph-properties fo:keep-with-next="always" fo:keep-together="always" fo:text-align="center" fo:margin-top="0.5in"/>
      <style:text-properties style:font-name="Times New Roman" style:font-name-complex="Times New Roman" fo:text-transform="uppercase" style:use-window-font-color="true" fo:font-size="14pt" style:font-size-asian="14pt" style:font-size-complex="14pt"/>
    </style:style>
    <style:style style:name="P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8" style:parent-style-name="Обычный" style:family="paragraph">
      <style:paragraph-properties fo:keep-with-next="always" fo:keep-together="always" fo:widows="2" fo:orphans="2" style:vertical-align="auto"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9" style:parent-style-name="Обычный" style:family="paragraph">
      <style:paragraph-properties fo:keep-with-next="always" fo:keep-together="always" fo:widows="2" fo:orphans="2" style:vertical-align="auto" fo:margin-top="0.1388in" fo:line-height="115%"/>
      <style:text-properties fo:hyphenate="true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fo:letter-spacing="-0.0222in" style:letter-kerning="false" fo:font-size="13pt" style:font-size-asian="13pt" style:font-size-complex="13pt" style:language-asian="en" style:country-asian="US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P73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8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1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10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15in" style:letter-kerning="false" fo:font-size="11pt" style:font-size-asian="11pt" style:font-size-complex="11pt" style:language-asian="en" style:country-asian="US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26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11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1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1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31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25in" style:letter-kerning="false" fo:font-size="11pt" style:font-size-asian="11pt" style:font-size-complex="11pt" style:language-asian="en" style:country-asian="US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4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5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5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5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6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65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6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25in" style:letter-kerning="false" fo:font-size="11pt" style:font-size-asian="11pt" style:font-size-complex="11pt" style:language-asian="en" style:country-asian="US" style:language-complex="ar" style:country-complex="SA"/>
    </style:style>
    <style:style style:name="T1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1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1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76in" style:letter-kerning="false" fo:font-size="11pt" style:font-size-asian="11pt" style:font-size-complex="11pt" style:language-asian="en" style:country-asian="US" style:language-complex="ar" style:country-complex="SA"/>
    </style:style>
    <style:style style:name="T18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1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9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2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2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20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20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0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131in" style:letter-kerning="false" fo:font-size="11pt" style:font-size-asian="11pt" style:font-size-complex="11pt" style:language-asian="en" style:country-asian="US" style:language-complex="ar" style:country-complex="SA"/>
    </style:style>
    <style:style style:name="T20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06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104in" style:letter-kerning="false" fo:font-size="11pt" style:font-size-asian="11pt" style:font-size-complex="11pt" style:language-asian="en" style:country-asian="US" style:language-complex="ar" style:country-complex="SA"/>
    </style:style>
    <style:style style:name="T207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0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209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21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1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21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21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21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21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22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2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2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in" style:letter-kerning="false" fo:font-size="11pt" style:font-size-asian="11pt" style:font-size-complex="11pt" style:language-asian="en" style:country-asian="US" style:language-complex="ar" style:country-complex="SA"/>
    </style:style>
    <style:style style:name="T2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2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16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2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38in" style:letter-kerning="false" fo:font-size="11pt" style:font-size-asian="11pt" style:font-size-complex="11pt" style:language-asian="en" style:country-asian="US" style:language-complex="ar" style:country-complex="SA"/>
    </style:style>
    <style:style style:name="T2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2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3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23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238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3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388in" style:letter-kerning="false" fo:font-size="11pt" style:font-size-asian="11pt" style:font-size-complex="11pt" style:language-asian="en" style:country-asian="US" style:language-complex="ar" style:country-complex="SA"/>
    </style:style>
    <style:style style:name="T24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letter-kerning="false" fo:font-size="11pt" style:font-size-asian="11pt" style:font-size-complex="11pt" style:language-asian="en" style:country-asian="US" style:language-complex="ar" style:country-complex="SA"/>
    </style:style>
    <style:style style:name="T2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2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4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24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8in" style:letter-kerning="false" fo:font-size="11pt" style:font-size-asian="11pt" style:font-size-complex="11pt" style:language-asian="en" style:country-asian="US" style:language-complex="ar" style:country-complex="SA"/>
    </style:style>
    <style:style style:name="T24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4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25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16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25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letter-kerning="false" fo:font-size="11pt" style:font-size-asian="11pt" style:font-size-complex="11pt" style:language-asian="en" style:country-asian="US" style:language-complex="ar" style:country-complex="SA"/>
    </style:style>
    <style:style style:name="T2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25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25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26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1in" style:letter-kerning="false" fo:font-size="11pt" style:font-size-asian="11pt" style:font-size-complex="11pt" style:language-asian="en" style:country-asian="US" style:language-complex="ar" style:country-complex="SA"/>
    </style:style>
    <style:style style:name="T2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2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2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6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26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2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2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272" style:parent-style-name="Основнойшрифтабзаца" style:family="text">
      <style:text-properties style:font-name="Times New Roman" style:font-name-asian="Calibri" style:font-name-complex="Times New Roman" fo:font-style="italic" style:font-style-asian="italic" style:font-style-complex="italic" style:use-window-font-color="true" style:letter-kerning="false" fo:font-size="11pt" style:font-size-asian="11pt" style:font-size-complex="11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2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2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2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2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2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2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29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2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04in" style:letter-kerning="false" fo:font-size="11pt" style:font-size-asian="11pt" style:font-size-complex="11pt" style:language-asian="en" style:country-asian="US" style:language-complex="ar" style:country-complex="SA"/>
    </style:style>
    <style:style style:name="T29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2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P29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298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29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395in" style:letter-kerning="false" fo:font-size="11pt" style:font-size-asian="11pt" style:font-size-complex="11pt" style:language-asian="en" style:country-asian="US" style:language-complex="ar" style:country-complex="SA"/>
    </style:style>
    <style:style style:name="T30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letter-kerning="false" fo:font-size="11pt" style:font-size-asian="11pt" style:font-size-complex="11pt" style:language-asian="en" style:country-asian="US" style:language-complex="ar" style:country-complex="SA"/>
    </style:style>
    <style:style style:name="T30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3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1in" style:letter-kerning="false" fo:font-size="11pt" style:font-size-asian="11pt" style:font-size-complex="11pt" style:language-asian="en" style:country-asian="US" style:language-complex="ar" style:country-complex="SA"/>
    </style:style>
    <style:style style:name="T3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8in" style:letter-kerning="false" fo:font-size="11pt" style:font-size-asian="11pt" style:font-size-complex="11pt" style:language-asian="en" style:country-asian="US" style:language-complex="ar" style:country-complex="SA"/>
    </style:style>
    <style:style style:name="T3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3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letter-kerning="false" fo:font-size="11pt" style:font-size-asian="11pt" style:font-size-complex="11pt" style:language-asian="en" style:country-asian="US" style:language-complex="ar" style:country-complex="SA"/>
    </style:style>
    <style:style style:name="T3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69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3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3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in" style:letter-kerning="false" fo:font-size="11pt" style:font-size-asian="11pt" style:font-size-complex="11pt" style:language-asian="en" style:country-asian="US" style:language-complex="ar" style:country-complex="SA"/>
    </style:style>
    <style:style style:name="T31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31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26in" style:letter-kerning="false" fo:font-size="11pt" style:font-size-asian="11pt" style:font-size-complex="11pt" style:language-asian="en" style:country-asian="US" style:language-complex="ar" style:country-complex="SA"/>
    </style:style>
    <style:style style:name="T31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2in" style:letter-kerning="false" fo:font-size="11pt" style:font-size-asian="11pt" style:font-size-complex="11pt" style:language-asian="en" style:country-asian="US" style:language-complex="ar" style:country-complex="SA"/>
    </style:style>
    <style:style style:name="T32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84in" style:letter-kerning="false" fo:font-size="11pt" style:font-size-asian="11pt" style:font-size-complex="11pt" style:language-asian="en" style:country-asian="US" style:language-complex="ar" style:country-complex="SA"/>
    </style:style>
    <style:style style:name="T3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3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3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3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26in" style:letter-kerning="false" fo:font-size="11pt" style:font-size-asian="11pt" style:font-size-complex="11pt" style:language-asian="en" style:country-asian="US" style:language-complex="ar" style:country-complex="SA"/>
    </style:style>
    <style:style style:name="T3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3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26in" style:letter-kerning="false" fo:font-size="11pt" style:font-size-asian="11pt" style:font-size-complex="11pt" style:language-asian="en" style:country-asian="US" style:language-complex="ar" style:country-complex="SA"/>
    </style:style>
    <style:style style:name="T3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3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3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3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3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3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3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4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34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34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4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3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3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35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3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35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3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3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36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36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3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6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36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3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3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3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3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379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38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8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215in" style:letter-kerning="false" fo:font-size="11pt" style:font-size-asian="11pt" style:font-size-complex="11pt" style:language-asian="en" style:country-asian="US" style:language-complex="ar" style:country-complex="SA"/>
    </style:style>
    <style:style style:name="T38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43in" style:letter-kerning="false" fo:font-size="11pt" style:font-size-asian="11pt" style:font-size-complex="11pt" style:language-asian="en" style:country-asian="US" style:language-complex="ar" style:country-complex="SA"/>
    </style:style>
    <style:style style:name="T3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3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3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39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15in" style:letter-kerning="false" fo:font-size="11pt" style:font-size-asian="11pt" style:font-size-complex="11pt" style:language-asian="en" style:country-asian="US" style:language-complex="ar" style:country-complex="SA"/>
    </style:style>
    <style:style style:name="T3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3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3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3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3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3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4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40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4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40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4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4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4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4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letter-kerning="false" fo:font-size="11pt" style:font-size-asian="11pt" style:font-size-complex="11pt" style:language-asian="en" style:country-asian="US" style:language-complex="ar" style:country-complex="SA"/>
    </style:style>
    <style:style style:name="T4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16in" style:letter-kerning="false" fo:font-size="11pt" style:font-size-asian="11pt" style:font-size-complex="11pt" style:language-asian="en" style:country-asian="US" style:language-complex="ar" style:country-complex="SA"/>
    </style:style>
    <style:style style:name="T41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in" style:letter-kerning="false" fo:font-size="11pt" style:font-size-asian="11pt" style:font-size-complex="11pt" style:language-asian="en" style:country-asian="US" style:language-complex="ar" style:country-complex="SA"/>
    </style:style>
    <style:style style:name="T4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4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16in" style:letter-kerning="false" fo:font-size="11pt" style:font-size-asian="11pt" style:font-size-complex="11pt" style:language-asian="en" style:country-asian="US" style:language-complex="ar" style:country-complex="SA"/>
    </style:style>
    <style:style style:name="T42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letter-kerning="false" fo:font-size="11pt" style:font-size-asian="11pt" style:font-size-complex="11pt" style:language-asian="en" style:country-asian="US" style:language-complex="ar" style:country-complex="SA"/>
    </style:style>
    <style:style style:name="T42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23in" style:letter-kerning="false" fo:font-size="11pt" style:font-size-asian="11pt" style:font-size-complex="11pt" style:language-asian="en" style:country-asian="US" style:language-complex="ar" style:country-complex="SA"/>
    </style:style>
    <style:style style:name="T4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23in" style:letter-kerning="false" fo:font-size="11pt" style:font-size-asian="11pt" style:font-size-complex="11pt" style:language-asian="en" style:country-asian="US" style:language-complex="ar" style:country-complex="SA"/>
    </style:style>
    <style:style style:name="T4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43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43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4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43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438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43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4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44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4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4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4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letter-kerning="false" fo:font-size="11pt" style:font-size-asian="11pt" style:font-size-complex="11pt" style:language-asian="en" style:country-asian="US" style:language-complex="ar" style:country-complex="SA"/>
    </style:style>
    <style:style style:name="T4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4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4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4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4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4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4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4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4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4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15in" style:letter-kerning="false" fo:font-size="11pt" style:font-size-asian="11pt" style:font-size-complex="11pt" style:language-asian="en" style:country-asian="US" style:language-complex="ar" style:country-complex="SA"/>
    </style:style>
    <style:style style:name="T4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4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4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4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4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4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4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4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4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4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4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4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4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4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4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4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4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4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4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5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5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50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5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5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50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5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5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5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5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5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51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2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2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52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52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04in" style:letter-kerning="false" fo:font-size="11pt" style:font-size-asian="11pt" style:font-size-complex="11pt" style:language-asian="en" style:country-asian="US" style:language-complex="ar" style:country-complex="SA"/>
    </style:style>
    <style:style style:name="T52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5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5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53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5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5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5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5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53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538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5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5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5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5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5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5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9in" style:letter-kerning="false" fo:font-size="11pt" style:font-size-asian="11pt" style:font-size-complex="11pt" style:language-asian="en" style:country-asian="US" style:language-complex="ar" style:country-complex="SA"/>
    </style:style>
    <style:style style:name="T5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9in" style:letter-kerning="false" fo:font-size="11pt" style:font-size-asian="11pt" style:font-size-complex="11pt" style:language-asian="en" style:country-asian="US" style:language-complex="ar" style:country-complex="SA"/>
    </style:style>
    <style:style style:name="T5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5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5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5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5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5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5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5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5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5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5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5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5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8in" style:letter-kerning="false" fo:font-size="11pt" style:font-size-asian="11pt" style:font-size-complex="11pt" style:language-asian="en" style:country-asian="US" style:language-complex="ar" style:country-complex="SA"/>
    </style:style>
    <style:style style:name="T5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5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580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58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8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58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8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458in" style:letter-kerning="false" fo:font-size="11pt" style:font-size-asian="11pt" style:font-size-complex="11pt" style:language-asian="en" style:country-asian="US" style:language-complex="ar" style:country-complex="SA"/>
    </style:style>
    <style:style style:name="T5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letter-kerning="false" fo:font-size="11pt" style:font-size-asian="11pt" style:font-size-complex="11pt" style:language-asian="en" style:country-asian="US" style:language-complex="ar" style:country-complex="SA"/>
    </style:style>
    <style:style style:name="T5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8in" style:letter-kerning="false" fo:font-size="11pt" style:font-size-asian="11pt" style:font-size-complex="11pt" style:language-asian="en" style:country-asian="US" style:language-complex="ar" style:country-complex="SA"/>
    </style:style>
    <style:style style:name="T5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65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5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5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5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5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60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60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6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6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6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6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letter-kerning="false" fo:font-size="11pt" style:font-size-asian="11pt" style:font-size-complex="11pt" style:language-asian="en" style:country-asian="US" style:language-complex="ar" style:country-complex="SA"/>
    </style:style>
    <style:style style:name="T6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61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in" style:letter-kerning="false" fo:font-size="11pt" style:font-size-asian="11pt" style:font-size-complex="11pt" style:language-asian="en" style:country-asian="US" style:language-complex="ar" style:country-complex="SA"/>
    </style:style>
    <style:style style:name="T61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letter-kerning="false" fo:font-size="11pt" style:font-size-asian="11pt" style:font-size-complex="11pt" style:language-asian="en" style:country-asian="US" style:language-complex="ar" style:country-complex="SA"/>
    </style:style>
    <style:style style:name="T61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61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6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6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6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6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6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6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6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45in" style:letter-kerning="false" fo:font-size="11pt" style:font-size-asian="11pt" style:font-size-complex="11pt" style:language-asian="en" style:country-asian="US" style:language-complex="ar" style:country-complex="SA"/>
    </style:style>
    <style:style style:name="T6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633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63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3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43in" style:letter-kerning="false" fo:font-size="11pt" style:font-size-asian="11pt" style:font-size-complex="11pt" style:language-asian="en" style:country-asian="US" style:language-complex="ar" style:country-complex="SA"/>
    </style:style>
    <style:style style:name="T636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6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72in" style:letter-kerning="false" fo:font-size="11pt" style:font-size-asian="11pt" style:font-size-complex="11pt" style:language-asian="en" style:country-asian="US" style:language-complex="ar" style:country-complex="SA"/>
    </style:style>
    <style:style style:name="T6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72in" style:letter-kerning="false" fo:font-size="11pt" style:font-size-asian="11pt" style:font-size-complex="11pt" style:language-asian="en" style:country-asian="US" style:language-complex="ar" style:country-complex="SA"/>
    </style:style>
    <style:style style:name="T6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6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4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6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6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6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6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6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in" style:letter-kerning="false" fo:font-size="11pt" style:font-size-asian="11pt" style:font-size-complex="11pt" style:language-asian="en" style:country-asian="US" style:language-complex="ar" style:country-complex="SA"/>
    </style:style>
    <style:style style:name="T6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6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6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6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6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2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6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in" style:letter-kerning="false" fo:font-size="11pt" style:font-size-asian="11pt" style:font-size-complex="11pt" style:language-asian="en" style:country-asian="US" style:language-complex="ar" style:country-complex="SA"/>
    </style:style>
    <style:style style:name="T6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letter-kerning="false" fo:font-size="11pt" style:font-size-asian="11pt" style:font-size-complex="11pt" style:language-asian="en" style:country-asian="US" style:language-complex="ar" style:country-complex="SA"/>
    </style:style>
    <style:style style:name="T6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16in" style:letter-kerning="false" fo:font-size="11pt" style:font-size-asian="11pt" style:font-size-complex="11pt" style:language-asian="en" style:country-asian="US" style:language-complex="ar" style:country-complex="SA"/>
    </style:style>
    <style:style style:name="T6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6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6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6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51in" style:letter-kerning="false" fo:font-size="11pt" style:font-size-asian="11pt" style:font-size-complex="11pt" style:language-asian="en" style:country-asian="US" style:language-complex="ar" style:country-complex="SA"/>
    </style:style>
    <style:style style:name="T6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6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letter-kerning="false" fo:font-size="11pt" style:font-size-asian="11pt" style:font-size-complex="11pt" style:language-asian="en" style:country-asian="US" style:language-complex="ar" style:country-complex="SA"/>
    </style:style>
    <style:style style:name="T6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6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6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6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43in" style:letter-kerning="false" fo:font-size="11pt" style:font-size-asian="11pt" style:font-size-complex="11pt" style:language-asian="en" style:country-asian="US" style:language-complex="ar" style:country-complex="SA"/>
    </style:style>
    <style:style style:name="T6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6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6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6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43in" style:letter-kerning="false" fo:font-size="11pt" style:font-size-asian="11pt" style:font-size-complex="11pt" style:language-asian="en" style:country-asian="US" style:language-complex="ar" style:country-complex="SA"/>
    </style:style>
    <style:style style:name="T7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70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06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7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70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7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7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7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7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13in" style:letter-kerning="false" fo:font-size="11pt" style:font-size-asian="11pt" style:font-size-complex="11pt" style:language-asian="en" style:country-asian="US" style:language-complex="ar" style:country-complex="SA"/>
    </style:style>
    <style:style style:name="T7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71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720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72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2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72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72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9in" style:letter-kerning="false" fo:font-size="11pt" style:font-size-asian="11pt" style:font-size-complex="11pt" style:language-asian="en" style:country-asian="US" style:language-complex="ar" style:country-complex="SA"/>
    </style:style>
    <style:style style:name="T7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9in" style:letter-kerning="false" fo:font-size="11pt" style:font-size-asian="11pt" style:font-size-complex="11pt" style:language-asian="en" style:country-asian="US" style:language-complex="ar" style:country-complex="SA"/>
    </style:style>
    <style:style style:name="T7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73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73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9in" style:letter-kerning="false" fo:font-size="11pt" style:font-size-asian="11pt" style:font-size-complex="11pt" style:language-asian="en" style:country-asian="US" style:language-complex="ar" style:country-complex="SA"/>
    </style:style>
    <style:style style:name="T7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73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7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7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9in" style:letter-kerning="false" fo:font-size="11pt" style:font-size-asian="11pt" style:font-size-complex="11pt" style:language-asian="en" style:country-asian="US" style:language-complex="ar" style:country-complex="SA"/>
    </style:style>
    <style:style style:name="T7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7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7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7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7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7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7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7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7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7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7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letter-kerning="false" fo:font-size="11pt" style:font-size-asian="11pt" style:font-size-complex="11pt" style:language-asian="en" style:country-asian="US" style:language-complex="ar" style:country-complex="SA"/>
    </style:style>
    <style:style style:name="T7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7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7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256in" style:letter-kerning="false" fo:font-size="11pt" style:font-size-asian="11pt" style:font-size-complex="11pt" style:language-asian="en" style:country-asian="US" style:language-complex="ar" style:country-complex="SA"/>
    </style:style>
    <style:style style:name="T7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774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77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76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416in" style:letter-kerning="false" fo:font-size="11pt" style:font-size-asian="11pt" style:font-size-complex="11pt" style:language-asian="en" style:country-asian="US" style:language-complex="ar" style:country-complex="SA"/>
    </style:style>
    <style:style style:name="T777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2in" style:letter-kerning="false" fo:font-size="11pt" style:font-size-asian="11pt" style:font-size-complex="11pt" style:language-asian="en" style:country-asian="US" style:language-complex="ar" style:country-complex="SA"/>
    </style:style>
    <style:style style:name="T7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51in" style:letter-kerning="false" fo:font-size="11pt" style:font-size-asian="11pt" style:font-size-complex="11pt" style:language-asian="en" style:country-asian="US" style:language-complex="ar" style:country-complex="SA"/>
    </style:style>
    <style:style style:name="T7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78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78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8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78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8in" style:letter-kerning="false" fo:font-size="11pt" style:font-size-asian="11pt" style:font-size-complex="11pt" style:language-asian="en" style:country-asian="US" style:language-complex="ar" style:country-complex="SA"/>
    </style:style>
    <style:style style:name="T7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7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15in" style:letter-kerning="false" fo:font-size="11pt" style:font-size-asian="11pt" style:font-size-complex="11pt" style:language-asian="en" style:country-asian="US" style:language-complex="ar" style:country-complex="SA"/>
    </style:style>
    <style:style style:name="T7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694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7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25in" style:letter-kerning="false" fo:font-size="11pt" style:font-size-asian="11pt" style:font-size-complex="11pt" style:language-asian="en" style:country-asian="US" style:language-complex="ar" style:country-complex="SA"/>
    </style:style>
    <style:style style:name="T7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25in" style:letter-kerning="false" fo:font-size="11pt" style:font-size-asian="11pt" style:font-size-complex="11pt" style:language-asian="en" style:country-asian="US" style:language-complex="ar" style:country-complex="SA"/>
    </style:style>
    <style:style style:name="T7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7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8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80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7in" style:letter-kerning="false" fo:font-size="11pt" style:font-size-asian="11pt" style:font-size-complex="11pt" style:language-asian="en" style:country-asian="US" style:language-complex="ar" style:country-complex="SA"/>
    </style:style>
    <style:style style:name="T8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80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8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7in" style:letter-kerning="false" fo:font-size="11pt" style:font-size-asian="11pt" style:font-size-complex="11pt" style:language-asian="en" style:country-asian="US" style:language-complex="ar" style:country-complex="SA"/>
    </style:style>
    <style:style style:name="T8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8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0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8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8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8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8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82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82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82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8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828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82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3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243in" style:letter-kerning="false" fo:font-size="11pt" style:font-size-asian="11pt" style:font-size-complex="11pt" style:language-asian="en" style:country-asian="US" style:language-complex="ar" style:country-complex="SA"/>
    </style:style>
    <style:style style:name="T83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letter-kerning="false" fo:font-size="11pt" style:font-size-asian="11pt" style:font-size-complex="11pt" style:language-asian="en" style:country-asian="US" style:language-complex="ar" style:country-complex="SA"/>
    </style:style>
    <style:style style:name="T83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8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84in" style:letter-kerning="false" fo:font-size="11pt" style:font-size-asian="11pt" style:font-size-complex="11pt" style:language-asian="en" style:country-asian="US" style:language-complex="ar" style:country-complex="SA"/>
    </style:style>
    <style:style style:name="T8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8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8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43in" style:letter-kerning="false" fo:font-size="11pt" style:font-size-asian="11pt" style:font-size-complex="11pt" style:language-asian="en" style:country-asian="US" style:language-complex="ar" style:country-complex="SA"/>
    </style:style>
    <style:style style:name="T8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8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8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8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8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8in" style:letter-kerning="false" fo:font-size="11pt" style:font-size-asian="11pt" style:font-size-complex="11pt" style:language-asian="en" style:country-asian="US" style:language-complex="ar" style:country-complex="SA"/>
    </style:style>
    <style:style style:name="T8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in" style:letter-kerning="false" fo:font-size="11pt" style:font-size-asian="11pt" style:font-size-complex="11pt" style:language-asian="en" style:country-asian="US" style:language-complex="ar" style:country-complex="SA"/>
    </style:style>
    <style:style style:name="T8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8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8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8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8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8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0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8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04in" style:letter-kerning="false" fo:font-size="11pt" style:font-size-asian="11pt" style:font-size-complex="11pt" style:language-asian="en" style:country-asian="US" style:language-complex="ar" style:country-complex="SA"/>
    </style:style>
    <style:style style:name="T8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8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8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8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872" style:parent-style-name="Обычный" style:family="paragraph">
      <style:paragraph-properties fo:keep-with-next="always" fo:keep-together="always" fo:widows="2" fo:orphans="2" style:vertical-align="auto" fo:margin-top="0.1388in" fo:line-height="115%"/>
      <style:text-properties fo:hyphenate="true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T8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fo:letter-spacing="-0.0187in" style:letter-kerning="false" fo:font-size="13pt" style:font-size-asian="13pt" style:font-size-complex="13pt" style:language-asian="en" style:country-asian="US" style:language-complex="ar" style:country-complex="SA"/>
    </style:style>
    <style:style style:name="T8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P876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877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78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87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8in" style:letter-kerning="false" fo:font-size="11pt" style:font-size-asian="11pt" style:font-size-complex="11pt" style:language-asian="en" style:country-asian="US" style:language-complex="ar" style:country-complex="SA"/>
    </style:style>
    <style:style style:name="T8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9in" style:letter-kerning="false" fo:font-size="11pt" style:font-size-asian="11pt" style:font-size-complex="11pt" style:language-asian="en" style:country-asian="US" style:language-complex="ar" style:country-complex="SA"/>
    </style:style>
    <style:style style:name="T8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36in" style:letter-kerning="false" fo:font-size="11pt" style:font-size-asian="11pt" style:font-size-complex="11pt" style:language-asian="en" style:country-asian="US" style:language-complex="ar" style:country-complex="SA"/>
    </style:style>
    <style:style style:name="T8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43in" style:letter-kerning="false" fo:font-size="11pt" style:font-size-asian="11pt" style:font-size-complex="11pt" style:language-asian="en" style:country-asian="US" style:language-complex="ar" style:country-complex="SA"/>
    </style:style>
    <style:style style:name="T8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8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69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8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25in" style:letter-kerning="false" fo:font-size="11pt" style:font-size-asian="11pt" style:font-size-complex="11pt" style:language-asian="en" style:country-asian="US" style:language-complex="ar" style:country-complex="SA"/>
    </style:style>
    <style:style style:name="T8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8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8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8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900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90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0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90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in" style:letter-kerning="false" fo:font-size="11pt" style:font-size-asian="11pt" style:font-size-complex="11pt" style:language-asian="en" style:country-asian="US" style:language-complex="ar" style:country-complex="SA"/>
    </style:style>
    <style:style style:name="T9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90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9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9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9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666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9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9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letter-kerning="false" fo:font-size="11pt" style:font-size-asian="11pt" style:font-size-complex="11pt" style:language-asian="en" style:country-asian="US" style:language-complex="ar" style:country-complex="SA"/>
    </style:style>
    <style:style style:name="T91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in" style:letter-kerning="false" fo:font-size="11pt" style:font-size-asian="11pt" style:font-size-complex="11pt" style:language-asian="en" style:country-asian="US" style:language-complex="ar" style:country-complex="SA"/>
    </style:style>
    <style:style style:name="T9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16in" style:letter-kerning="false" fo:font-size="11pt" style:font-size-asian="11pt" style:font-size-complex="11pt" style:language-asian="en" style:country-asian="US" style:language-complex="ar" style:country-complex="SA"/>
    </style:style>
    <style:style style:name="T92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92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in" style:letter-kerning="false" fo:font-size="11pt" style:font-size-asian="11pt" style:font-size-complex="11pt" style:language-asian="en" style:country-asian="US" style:language-complex="ar" style:country-complex="SA"/>
    </style:style>
    <style:style style:name="T9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9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93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93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9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9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9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9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9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9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9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9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9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9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9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9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9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9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9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96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96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6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96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9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7in" style:letter-kerning="false" fo:font-size="11pt" style:font-size-asian="11pt" style:font-size-complex="11pt" style:language-asian="en" style:country-asian="US" style:language-complex="ar" style:country-complex="SA"/>
    </style:style>
    <style:style style:name="T9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9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9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9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9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9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9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9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9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9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9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9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8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9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9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9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9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9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P1001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00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0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004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0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2in" style:letter-kerning="false" fo:font-size="11pt" style:font-size-asian="11pt" style:font-size-complex="11pt" style:language-asian="en" style:country-asian="US" style:language-complex="ar" style:country-complex="SA"/>
    </style:style>
    <style:style style:name="T10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2in" style:letter-kerning="false" fo:font-size="11pt" style:font-size-asian="11pt" style:font-size-complex="11pt" style:language-asian="en" style:country-asian="US" style:language-complex="ar" style:country-complex="SA"/>
    </style:style>
    <style:style style:name="T10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01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4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0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letter-kerning="false" fo:font-size="11pt" style:font-size-asian="11pt" style:font-size-complex="11pt" style:language-asian="en" style:country-asian="US" style:language-complex="ar" style:country-complex="SA"/>
    </style:style>
    <style:style style:name="T10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01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102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0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10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0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10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letter-kerning="false" fo:font-size="11pt" style:font-size-asian="11pt" style:font-size-complex="11pt" style:language-asian="en" style:country-asian="US" style:language-complex="ar" style:country-complex="SA"/>
    </style:style>
    <style:style style:name="T10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10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0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0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0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0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0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0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4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0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04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0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4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05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05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0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05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0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06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061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0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9in" style:letter-kerning="false" fo:font-size="11pt" style:font-size-asian="11pt" style:font-size-complex="11pt" style:language-asian="en" style:country-asian="US" style:language-complex="ar" style:country-complex="SA"/>
    </style:style>
    <style:style style:name="T10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6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83in" style:letter-kerning="false" fo:font-size="11pt" style:font-size-asian="11pt" style:font-size-complex="11pt" style:language-asian="en" style:country-asian="US" style:language-complex="ar" style:country-complex="SA"/>
    </style:style>
    <style:style style:name="T10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0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0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0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0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10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0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9in" style:letter-kerning="false" fo:font-size="11pt" style:font-size-asian="11pt" style:font-size-complex="11pt" style:language-asian="en" style:country-asian="US" style:language-complex="ar" style:country-complex="SA"/>
    </style:style>
    <style:style style:name="T10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0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08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04in" style:letter-kerning="false" fo:font-size="11pt" style:font-size-asian="11pt" style:font-size-complex="11pt" style:language-asian="en" style:country-asian="US" style:language-complex="ar" style:country-complex="SA"/>
    </style:style>
    <style:style style:name="T108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10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31in" style:letter-kerning="false" fo:font-size="11pt" style:font-size-asian="11pt" style:font-size-complex="11pt" style:language-asian="en" style:country-asian="US" style:language-complex="ar" style:country-complex="SA"/>
    </style:style>
    <style:style style:name="T10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089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0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0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10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0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10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1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10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1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1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10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1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11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15in" style:letter-kerning="false" fo:font-size="11pt" style:font-size-asian="11pt" style:font-size-complex="11pt" style:language-asian="en" style:country-asian="US" style:language-complex="ar" style:country-complex="SA"/>
    </style:style>
    <style:style style:name="T111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1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1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11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8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12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1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8in" style:letter-kerning="false" fo:font-size="11pt" style:font-size-asian="11pt" style:font-size-complex="11pt" style:language-asian="en" style:country-asian="US" style:language-complex="ar" style:country-complex="SA"/>
    </style:style>
    <style:style style:name="T11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125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1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1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8in" style:letter-kerning="false" fo:font-size="11pt" style:font-size-asian="11pt" style:font-size-complex="11pt" style:language-asian="en" style:country-asian="US" style:language-complex="ar" style:country-complex="SA"/>
    </style:style>
    <style:style style:name="T11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84in" style:letter-kerning="false" fo:font-size="11pt" style:font-size-asian="11pt" style:font-size-complex="11pt" style:language-asian="en" style:country-asian="US" style:language-complex="ar" style:country-complex="SA"/>
    </style:style>
    <style:style style:name="T11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1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8in" style:letter-kerning="false" fo:font-size="11pt" style:font-size-asian="11pt" style:font-size-complex="11pt" style:language-asian="en" style:country-asian="US" style:language-complex="ar" style:country-complex="SA"/>
    </style:style>
    <style:style style:name="T11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4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1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11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1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13in" style:letter-kerning="false" fo:font-size="11pt" style:font-size-asian="11pt" style:font-size-complex="11pt" style:language-asian="en" style:country-asian="US" style:language-complex="ar" style:country-complex="SA"/>
    </style:style>
    <style:style style:name="T11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1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4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1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1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149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1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1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1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11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11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1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7in" style:letter-kerning="false" fo:font-size="11pt" style:font-size-asian="11pt" style:font-size-complex="11pt" style:language-asian="en" style:country-asian="US" style:language-complex="ar" style:country-complex="SA"/>
    </style:style>
    <style:style style:name="T11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83in" style:letter-kerning="false" fo:font-size="11pt" style:font-size-asian="11pt" style:font-size-complex="11pt" style:language-asian="en" style:country-asian="US" style:language-complex="ar" style:country-complex="SA"/>
    </style:style>
    <style:style style:name="T116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9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1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6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letter-kerning="false" fo:font-size="11pt" style:font-size-asian="11pt" style:font-size-complex="11pt" style:language-asian="en" style:country-asian="US" style:language-complex="ar" style:country-complex="SA"/>
    </style:style>
    <style:style style:name="T11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letter-kerning="false" fo:font-size="11pt" style:font-size-asian="11pt" style:font-size-complex="11pt" style:language-asian="en" style:country-asian="US" style:language-complex="ar" style:country-complex="SA"/>
    </style:style>
    <style:style style:name="T11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letter-kerning="false" fo:font-size="11pt" style:font-size-asian="11pt" style:font-size-complex="11pt" style:language-asian="en" style:country-asian="US" style:language-complex="ar" style:country-complex="SA"/>
    </style:style>
    <style:style style:name="T11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1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95in" style:letter-kerning="false" fo:font-size="11pt" style:font-size-asian="11pt" style:font-size-complex="11pt" style:language-asian="en" style:country-asian="US" style:language-complex="ar" style:country-complex="SA"/>
    </style:style>
    <style:style style:name="T11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8in" style:letter-kerning="false" fo:font-size="11pt" style:font-size-asian="11pt" style:font-size-complex="11pt" style:language-asian="en" style:country-asian="US" style:language-complex="ar" style:country-complex="SA"/>
    </style:style>
    <style:style style:name="T11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8in" style:letter-kerning="false" fo:font-size="11pt" style:font-size-asian="11pt" style:font-size-complex="11pt" style:language-asian="en" style:country-asian="US" style:language-complex="ar" style:country-complex="SA"/>
    </style:style>
    <style:style style:name="T11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letter-kerning="false" fo:font-size="11pt" style:font-size-asian="11pt" style:font-size-complex="11pt" style:language-asian="en" style:country-asian="US" style:language-complex="ar" style:country-complex="SA"/>
    </style:style>
    <style:style style:name="T11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18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183" style:parent-style-name="Обычный" style:family="paragraph">
      <style:paragraph-properties fo:keep-with-next="always" fo:keep-together="always" fo:widows="2" fo:orphans="2" style:vertical-align="auto" fo:margin-top="0.1388in" fo:line-height="115%"/>
      <style:text-properties fo:hyphenate="true"/>
    </style:style>
    <style:style style:name="T11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P1185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1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23in" style:letter-kerning="false" fo:font-size="11pt" style:font-size-asian="11pt" style:font-size-complex="11pt" style:language-asian="en" style:country-asian="US" style:language-complex="ar" style:country-complex="SA"/>
    </style:style>
    <style:style style:name="T11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119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95in" style:letter-kerning="false" fo:font-size="11pt" style:font-size-asian="11pt" style:font-size-complex="11pt" style:language-asian="en" style:country-asian="US" style:language-complex="ar" style:country-complex="SA"/>
    </style:style>
    <style:style style:name="T11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119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95in" style:letter-kerning="false" fo:font-size="11pt" style:font-size-asian="11pt" style:font-size-complex="11pt" style:language-asian="en" style:country-asian="US" style:language-complex="ar" style:country-complex="SA"/>
    </style:style>
    <style:style style:name="T11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letter-kerning="false" fo:font-size="11pt" style:font-size-asian="11pt" style:font-size-complex="11pt" style:language-asian="en" style:country-asian="US" style:language-complex="ar" style:country-complex="SA"/>
    </style:style>
    <style:style style:name="T11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37in" style:letter-kerning="false" fo:font-size="11pt" style:font-size-asian="11pt" style:font-size-complex="11pt" style:language-asian="en" style:country-asian="US" style:language-complex="ar" style:country-complex="SA"/>
    </style:style>
    <style:style style:name="T12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44in" style:letter-kerning="false" fo:font-size="11pt" style:font-size-asian="11pt" style:font-size-complex="11pt" style:language-asian="en" style:country-asian="US" style:language-complex="ar" style:country-complex="SA"/>
    </style:style>
    <style:style style:name="T12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51in" style:letter-kerning="false" fo:font-size="11pt" style:font-size-asian="11pt" style:font-size-complex="11pt" style:language-asian="en" style:country-asian="US" style:language-complex="ar" style:country-complex="SA"/>
    </style:style>
    <style:style style:name="T12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23in" style:letter-kerning="false" fo:font-size="11pt" style:font-size-asian="11pt" style:font-size-complex="11pt" style:language-asian="en" style:country-asian="US" style:language-complex="ar" style:country-complex="SA"/>
    </style:style>
    <style:style style:name="T12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20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52in" style:letter-kerning="false" fo:font-size="11pt" style:font-size-asian="11pt" style:font-size-complex="11pt" style:language-asian="en" style:country-asian="US" style:language-complex="ar" style:country-complex="SA"/>
    </style:style>
    <style:style style:name="T12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12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2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219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2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2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2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12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2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2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2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2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2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2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4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2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4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2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4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2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24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4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2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12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125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25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25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25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126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12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84in" style:letter-kerning="false" fo:font-size="11pt" style:font-size-asian="11pt" style:font-size-complex="11pt" style:language-asian="en" style:country-asian="US" style:language-complex="ar" style:country-complex="SA"/>
    </style:style>
    <style:style style:name="T126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6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56in" style:letter-kerning="false" fo:font-size="11pt" style:font-size-asian="11pt" style:font-size-complex="11pt" style:language-asian="en" style:country-asian="US" style:language-complex="ar" style:country-complex="SA"/>
    </style:style>
    <style:style style:name="T126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63in" style:letter-kerning="false" fo:font-size="11pt" style:font-size-asian="11pt" style:font-size-complex="11pt" style:language-asian="en" style:country-asian="US" style:language-complex="ar" style:country-complex="SA"/>
    </style:style>
    <style:style style:name="T126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letter-kerning="false" fo:font-size="11pt" style:font-size-asian="11pt" style:font-size-complex="11pt" style:language-asian="en" style:country-asian="US" style:language-complex="ar" style:country-complex="SA"/>
    </style:style>
    <style:style style:name="T127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12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77in" style:letter-kerning="false" fo:font-size="11pt" style:font-size-asian="11pt" style:font-size-complex="11pt" style:language-asian="en" style:country-asian="US" style:language-complex="ar" style:country-complex="SA"/>
    </style:style>
    <style:style style:name="T12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2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12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128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2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2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12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55in" style:letter-kerning="false" fo:font-size="11pt" style:font-size-asian="11pt" style:font-size-complex="11pt" style:language-asian="en" style:country-asian="US" style:language-complex="ar" style:country-complex="SA"/>
    </style:style>
    <style:style style:name="T12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2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12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2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7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2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2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3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301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3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04in" style:letter-kerning="false" fo:font-size="11pt" style:font-size-asian="11pt" style:font-size-complex="11pt" style:language-asian="en" style:country-asian="US" style:language-complex="ar" style:country-complex="SA"/>
    </style:style>
    <style:style style:name="T130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25in" style:letter-kerning="false" fo:font-size="11pt" style:font-size-asian="11pt" style:font-size-complex="11pt" style:language-asian="en" style:country-asian="US" style:language-complex="ar" style:country-complex="SA"/>
    </style:style>
    <style:style style:name="T13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130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3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3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3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31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3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P1319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3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13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3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3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13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13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3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3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13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3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3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3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13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3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3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13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35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3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3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3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3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13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13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9in" style:letter-kerning="false" fo:font-size="11pt" style:font-size-asian="11pt" style:font-size-complex="11pt" style:language-asian="en" style:country-asian="US" style:language-complex="ar" style:country-complex="SA"/>
    </style:style>
    <style:style style:name="T13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3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8in" style:letter-kerning="false" fo:font-size="11pt" style:font-size-asian="11pt" style:font-size-complex="11pt" style:language-asian="en" style:country-asian="US" style:language-complex="ar" style:country-complex="SA"/>
    </style:style>
    <style:style style:name="T13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45in" style:letter-kerning="false" fo:font-size="11pt" style:font-size-asian="11pt" style:font-size-complex="11pt" style:language-asian="en" style:country-asian="US" style:language-complex="ar" style:country-complex="SA"/>
    </style:style>
    <style:style style:name="T13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66in" style:letter-kerning="false" fo:font-size="11pt" style:font-size-asian="11pt" style:font-size-complex="11pt" style:language-asian="en" style:country-asian="US" style:language-complex="ar" style:country-complex="SA"/>
    </style:style>
    <style:style style:name="T13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3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13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3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3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3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13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3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3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3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3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3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39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3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3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3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3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3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34in" style:letter-kerning="false" fo:font-size="11pt" style:font-size-asian="11pt" style:font-size-complex="11pt" style:language-asian="en" style:country-asian="US" style:language-complex="ar" style:country-complex="SA"/>
    </style:style>
    <style:style style:name="T14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40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4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4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4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4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41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4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4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41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4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4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41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42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4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4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42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4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4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432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43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4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43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4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4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4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4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4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2in" style:letter-kerning="false" fo:font-size="11pt" style:font-size-asian="11pt" style:font-size-complex="11pt" style:language-asian="en" style:country-asian="US" style:language-complex="ar" style:country-complex="SA"/>
    </style:style>
    <style:style style:name="T14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4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2in" style:letter-kerning="false" fo:font-size="11pt" style:font-size-asian="11pt" style:font-size-complex="11pt" style:language-asian="en" style:country-asian="US" style:language-complex="ar" style:country-complex="SA"/>
    </style:style>
    <style:style style:name="T14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8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4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145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45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5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4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2in" style:letter-kerning="false" fo:font-size="11pt" style:font-size-asian="11pt" style:font-size-complex="11pt" style:language-asian="en" style:country-asian="US" style:language-complex="ar" style:country-complex="SA"/>
    </style:style>
    <style:style style:name="T14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05in" style:letter-kerning="false" fo:font-size="11pt" style:font-size-asian="11pt" style:font-size-complex="11pt" style:language-asian="en" style:country-asian="US" style:language-complex="ar" style:country-complex="SA"/>
    </style:style>
    <style:style style:name="T146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4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1in" style:letter-kerning="false" fo:font-size="11pt" style:font-size-asian="11pt" style:font-size-complex="11pt" style:language-asian="en" style:country-asian="US" style:language-complex="ar" style:country-complex="SA"/>
    </style:style>
    <style:style style:name="T14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4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4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14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147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letter-kerning="false" fo:font-size="11pt" style:font-size-asian="11pt" style:font-size-complex="11pt" style:language-asian="en" style:country-asian="US" style:language-complex="ar" style:country-complex="SA"/>
    </style:style>
    <style:style style:name="T14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58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4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4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4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4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4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484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4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4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48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4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49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4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4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7in" style:letter-kerning="false" fo:font-size="11pt" style:font-size-asian="11pt" style:font-size-complex="11pt" style:language-asian="en" style:country-asian="US" style:language-complex="ar" style:country-complex="SA"/>
    </style:style>
    <style:style style:name="T14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9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13in" style:letter-kerning="false" fo:font-size="11pt" style:font-size-asian="11pt" style:font-size-complex="11pt" style:language-asian="en" style:country-asian="US" style:language-complex="ar" style:country-complex="SA"/>
    </style:style>
    <style:style style:name="T14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5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50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5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50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51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5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5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5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5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5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5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520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52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1in" style:letter-kerning="false" fo:font-size="11pt" style:font-size-asian="11pt" style:font-size-complex="11pt" style:language-asian="en" style:country-asian="US" style:language-complex="ar" style:country-complex="SA"/>
    </style:style>
    <style:style style:name="T152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9in" style:letter-kerning="false" fo:font-size="11pt" style:font-size-asian="11pt" style:font-size-complex="11pt" style:language-asian="en" style:country-asian="US" style:language-complex="ar" style:country-complex="SA"/>
    </style:style>
    <style:style style:name="T15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1in" style:letter-kerning="false" fo:font-size="11pt" style:font-size-asian="11pt" style:font-size-complex="11pt" style:language-asian="en" style:country-asian="US" style:language-complex="ar" style:country-complex="SA"/>
    </style:style>
    <style:style style:name="T15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letter-kerning="false" fo:font-size="11pt" style:font-size-asian="11pt" style:font-size-complex="11pt" style:language-asian="en" style:country-asian="US" style:language-complex="ar" style:country-complex="SA"/>
    </style:style>
    <style:style style:name="T15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54in" style:letter-kerning="false" fo:font-size="11pt" style:font-size-asian="11pt" style:font-size-complex="11pt" style:language-asian="en" style:country-asian="US" style:language-complex="ar" style:country-complex="SA"/>
    </style:style>
    <style:style style:name="T153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75in" style:letter-kerning="false" fo:font-size="11pt" style:font-size-asian="11pt" style:font-size-complex="11pt" style:language-asian="en" style:country-asian="US" style:language-complex="ar" style:country-complex="SA"/>
    </style:style>
    <style:style style:name="T15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5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94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5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7in" style:letter-kerning="false" fo:font-size="11pt" style:font-size-asian="11pt" style:font-size-complex="11pt" style:language-asian="en" style:country-asian="US" style:language-complex="ar" style:country-complex="SA"/>
    </style:style>
    <style:style style:name="T15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01in" style:letter-kerning="false" fo:font-size="11pt" style:font-size-asian="11pt" style:font-size-complex="11pt" style:language-asian="en" style:country-asian="US" style:language-complex="ar" style:country-complex="SA"/>
    </style:style>
    <style:style style:name="T15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5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5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5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5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9in" style:letter-kerning="false" fo:font-size="11pt" style:font-size-asian="11pt" style:font-size-complex="11pt" style:language-asian="en" style:country-asian="US" style:language-complex="ar" style:country-complex="SA"/>
    </style:style>
    <style:style style:name="T15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73in" style:letter-kerning="false" fo:font-size="11pt" style:font-size-asian="11pt" style:font-size-complex="11pt" style:language-asian="en" style:country-asian="US" style:language-complex="ar" style:country-complex="SA"/>
    </style:style>
    <style:style style:name="T15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letter-kerning="false" fo:font-size="11pt" style:font-size-asian="11pt" style:font-size-complex="11pt" style:language-asian="en" style:country-asian="US" style:language-complex="ar" style:country-complex="SA"/>
    </style:style>
    <style:style style:name="T15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8in" style:letter-kerning="false" fo:font-size="11pt" style:font-size-asian="11pt" style:font-size-complex="11pt" style:language-asian="en" style:country-asian="US" style:language-complex="ar" style:country-complex="SA"/>
    </style:style>
    <style:style style:name="T15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0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5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5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56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5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5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5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5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5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15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574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5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5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25in" style:letter-kerning="false" fo:font-size="11pt" style:font-size-asian="11pt" style:font-size-complex="11pt" style:language-asian="en" style:country-asian="US" style:language-complex="ar" style:country-complex="SA"/>
    </style:style>
    <style:style style:name="T157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158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8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1in" style:letter-kerning="false" fo:font-size="11pt" style:font-size-asian="11pt" style:font-size-complex="11pt" style:language-asian="en" style:country-asian="US" style:language-complex="ar" style:country-complex="SA"/>
    </style:style>
    <style:style style:name="T158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15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38in" style:letter-kerning="false" fo:font-size="11pt" style:font-size-asian="11pt" style:font-size-complex="11pt" style:language-asian="en" style:country-asian="US" style:language-complex="ar" style:country-complex="SA"/>
    </style:style>
    <style:style style:name="T158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04in" style:letter-kerning="false" fo:font-size="11pt" style:font-size-asian="11pt" style:font-size-complex="11pt" style:language-asian="en" style:country-asian="US" style:language-complex="ar" style:country-complex="SA"/>
    </style:style>
    <style:style style:name="T15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5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5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9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5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5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59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5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9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0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0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6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60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6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608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60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1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6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1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61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1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6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111in" style:letter-kerning="false" fo:font-size="11pt" style:font-size-asian="11pt" style:font-size-complex="11pt" style:language-asian="en" style:country-asian="US" style:language-complex="ar" style:country-complex="SA"/>
    </style:style>
    <style:style style:name="T161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618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61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79in" style:letter-kerning="false" fo:font-size="11pt" style:font-size-asian="11pt" style:font-size-complex="11pt" style:language-asian="en" style:country-asian="US" style:language-complex="ar" style:country-complex="SA"/>
    </style:style>
    <style:style style:name="T16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2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162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2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6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2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162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2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13in" style:letter-kerning="false" fo:font-size="11pt" style:font-size-asian="11pt" style:font-size-complex="11pt" style:language-asian="en" style:country-asian="US" style:language-complex="ar" style:country-complex="SA"/>
    </style:style>
    <style:style style:name="T162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3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16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3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6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3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6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3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19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6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3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63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16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7in" style:letter-kerning="false" fo:font-size="11pt" style:font-size-asian="11pt" style:font-size-complex="11pt" style:language-asian="en" style:country-asian="US" style:language-complex="ar" style:country-complex="SA"/>
    </style:style>
    <style:style style:name="T16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6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76in" style:letter-kerning="false" fo:font-size="11pt" style:font-size-asian="11pt" style:font-size-complex="11pt" style:language-asian="en" style:country-asian="US" style:language-complex="ar" style:country-complex="SA"/>
    </style:style>
    <style:style style:name="T16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64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648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64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65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6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83in" style:letter-kerning="false" fo:font-size="11pt" style:font-size-asian="11pt" style:font-size-complex="11pt" style:language-asian="en" style:country-asian="US" style:language-complex="ar" style:country-complex="SA"/>
    </style:style>
    <style:style style:name="T16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6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5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65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6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222in" style:letter-kerning="false" fo:font-size="11pt" style:font-size-asian="11pt" style:font-size-complex="11pt" style:language-asian="en" style:country-asian="US" style:language-complex="ar" style:country-complex="SA"/>
    </style:style>
    <style:style style:name="T16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662" style:parent-style-name="Обычный" style:family="paragraph">
      <style:paragraph-properties fo:break-before="page"/>
      <style:text-properties style:font-name="Times New Roman" style:font-name-complex="Times New Roman" fo:hyphenate="true"/>
    </style:style>
    <style:style style:name="T1663" style:parent-style-name="Основнойшрифтабзаца" style:family="text">
      <style:text-properties style:font-name="Times New Roman" style:use-window-font-color="true"/>
    </style:style>
    <style:style style:name="T1664" style:parent-style-name="Основнойшрифтабзаца" style:family="text">
      <style:text-properties style:font-name="Times New Roman" style:use-window-font-color="true"/>
    </style:style>
    <style:style style:name="T1665" style:parent-style-name="Основнойшрифтабзаца" style:family="text">
      <style:text-properties style:font-name="Times New Roman" fo:language="uk" fo:country="UA"/>
    </style:style>
    <style:style style:name="P1666" style:parent-style-name="Обычный" style:family="paragraph">
      <style:paragraph-properties fo:line-height="150%"/>
      <style:text-properties style:font-name="Times New Roman" style:font-name-complex="Times New Roman"/>
    </style:style>
    <style:style style:name="P1667" style:parent-style-name="Обычный" style:family="paragraph">
      <style:paragraph-properties fo:line-height="150%"/>
      <style:text-properties style:font-name="Times New Roman" style:font-name-complex="Times New Roman"/>
    </style:style>
    <style:style style:name="P1668" style:parent-style-name="Обычный" style:family="paragraph">
      <style:paragraph-properties fo:line-height="150%"/>
    </style:style>
    <style:style style:name="T1669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1670" style:parent-style-name="Основнойшрифтабзаца" style:family="text">
      <style:text-properties style:font-name="Times New Roman" style:font-name-complex="Times New Roman"/>
    </style:style>
    <style:style style:name="P1671" style:parent-style-name="Обычный" style:family="paragraph">
      <style:paragraph-properties fo:line-height="150%"/>
      <style:text-properties style:font-name="Times New Roman" style:font-name-complex="Times New Roman"/>
    </style:style>
    <style:style style:name="P1672" style:parent-style-name="Заголовок3" style:family="paragraph">
      <style:text-properties style:font-name="Times New Roman" fo:language="uk" fo:country="UA"/>
    </style:style>
    <style:style style:name="TableColumn1674" style:family="table-column">
      <style:table-column-properties style:column-width="0.975in"/>
    </style:style>
    <style:style style:name="TableColumn1675" style:family="table-column">
      <style:table-column-properties style:column-width="5.7111in"/>
    </style:style>
    <style:style style:name="Table1673" style:family="table">
      <style:table-properties style:width="6.6861in" fo:margin-left="0.0034in" table:align="left"/>
    </style:style>
    <style:style style:name="TableRow1676" style:family="table-row">
      <style:table-row-properties style:min-row-height="0.0138in"/>
    </style:style>
    <style:style style:name="TableCell1677" style:family="table-cell">
      <style:table-cell-properties fo:border="0.0069in solid #000000" fo:padding-top="0.0437in" fo:padding-left="0.0736in" fo:padding-bottom="0in" fo:padding-right="0.0263in"/>
    </style:style>
    <style:style style:name="P1678" style:parent-style-name="Обычный" style:family="paragraph">
      <style:paragraph-properties fo:widows="2" fo:orphans="2" style:vertical-align="auto" fo:line-height="105%" fo:margin-left="0.0381in">
        <style:tab-stops/>
      </style:paragraph-properties>
    </style:style>
    <style:style style:name="T16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style:letter-kerning="false" fo:font-size="14pt" style:font-size-asian="14pt" style:font-size-complex="11pt" style:language-asian="uk" style:country-asian="UA" style:language-complex="ar" style:country-complex="SA"/>
    </style:style>
    <style:style style:name="T16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style:letter-kerning="false" fo:font-size="14pt" style:font-size-asian="14pt" style:font-size-complex="11pt" style:language-asian="uk" style:country-asian="UA" style:language-complex="ar" style:country-complex="SA"/>
    </style:style>
    <style:style style:name="TableCell1681" style:family="table-cell">
      <style:table-cell-properties fo:border="0.0069in solid #000000" fo:padding-top="0.0437in" fo:padding-left="0.0736in" fo:padding-bottom="0in" fo:padding-right="0.0263in"/>
    </style:style>
    <style:style style:name="P1682" style:parent-style-name="Обычный" style:family="paragraph">
      <style:paragraph-properties fo:widows="2" fo:orphans="2" fo:text-align="center" style:vertical-align="auto" fo:line-height="105%" fo:margin-right="0.0506in"/>
    </style:style>
    <style:style style:name="T16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style:letter-kerning="false" fo:font-size="14pt" style:font-size-asian="14pt" style:font-size-complex="11pt" style:language-asian="uk" style:country-asian="UA" style:language-complex="ar" style:country-complex="SA"/>
    </style:style>
    <style:style style:name="TableRow1684" style:family="table-row">
      <style:table-row-properties style:min-row-height="0.0138in"/>
    </style:style>
    <style:style style:name="TableCell1685" style:family="table-cell">
      <style:table-cell-properties fo:border="0.0069in solid #000000" style:vertical-align="middle" fo:padding-top="0.0437in" fo:padding-left="0.0736in" fo:padding-bottom="0in" fo:padding-right="0.0263in"/>
    </style:style>
    <style:style style:name="P1686" style:parent-style-name="Обычный" style:family="paragraph">
      <style:paragraph-properties fo:widows="2" fo:orphans="2" fo:text-align="center" style:vertical-align="auto" fo:line-height="105%" fo:margin-right="0.0465in"/>
    </style:style>
    <style:style style:name="T1687" style:parent-style-name="Основнойшрифтабзаца" style:family="text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1pt" style:language-asian="uk" style:country-asian="UA" style:language-complex="ar" style:country-complex="SA"/>
    </style:style>
    <style:style style:name="TableCell1688" style:family="table-cell">
      <style:table-cell-properties fo:border="0.0069in solid #000000" fo:padding-top="0.0437in" fo:padding-left="0.0736in" fo:padding-bottom="0in" fo:padding-right="0.0263in"/>
    </style:style>
    <style:style style:name="P1689" style:parent-style-name="Обычный" style:family="paragraph">
      <style:paragraph-properties fo:widows="2" fo:orphans="2" style:vertical-align="auto" fo:margin-bottom="0.1388in" fo:line-height="115%"/>
    </style:style>
    <style:style style:name="T1690" style:parent-style-name="Основнойшрифтабзаца" style:family="text">
      <style:text-properties style:font-name="Times New Roman" style:font-name-asian="Times New Roman" style:font-name-complex="Times New Roman" style:use-window-font-color="true" style:letter-kerning="false" fo:font-size="11pt" style:font-size-asian="11pt" style:font-size-complex="11pt" style:language-asian="uk" style:country-asian="UA" style:language-complex="ar" style:country-complex="SA"/>
    </style:style>
    <style:style style:name="P1691" style:parent-style-name="Обычный" style:family="paragraph">
      <style:paragraph-properties fo:widows="2" fo:orphans="2" style:vertical-align="auto" fo:margin-top="0.1069in" fo:margin-bottom="0.1388in" fo:line-height="102%">
        <style:tab-stops>
          <style:tab-stop style:type="left" style:position="0.2958in"/>
        </style:tab-stops>
      </style:paragraph-properties>
      <style:text-properties style:font-name="Times New Roman" style:font-name-complex="Times New Roman" style:use-window-font-color="true" fo:font-size="14pt" style:font-size-asian="14pt" style:font-size-complex="14pt" fo:hyphenate="true"/>
    </style:style>
    <style:style style:name="P1692" style:parent-style-name="Standard" style:family="paragraph">
      <style:paragraph-properties fo:margin-bottom="0.1111in" style:line-height-at-least="0.2166in"/>
    </style:style>
    <style:style style:name="T169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69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169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69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169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69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69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79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18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1856" style:parent-style-name="Standard" style:family="paragraph">
      <style:paragraph-properties fo:margin-bottom="0.1111in" style:line-height-at-least="0.2166in"/>
    </style:style>
    <style:style style:name="T185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8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1859" style:parent-style-name="Основнойшрифтабзаца" style:family="text">
      <style:text-properties style:font-name="Times New Roman" style:font-name-complex="Times New Roman" fo:color="#5983B0" fo:font-size="14pt" style:font-size-asian="14pt" style:font-size-complex="14pt"/>
    </style:style>
  </office:automatic-styles>
  <office:body>
    <office:text text:use-soft-page-breaks="true">
      <text:p text:style-name="P1"><text:span text:style-name="T2">Кам’янець-Подільський національний університет</text:span><text:span text:style-name="T3"><text:line-break/></text:span><text:span text:style-name="T4">імені Івана Огієнка</text:span></text:p>
      <text:p text:style-name="P5">  </text:p>
      <text:p text:style-name="P6"> </text:p>
      <text:p text:style-name="P7">КАФЕДРА КОМП’ЮТЕРНИХ НАУК</text:p>
      <text:p text:style-name="P8"><text:span text:style-name="T9"> </text:span></text:p>
      <text:p text:style-name="P10"><text:span text:style-name="T11"> </text:span></text:p>
      <text:p text:style-name="P12"/>
      <text:p text:style-name="P13"><text:span text:style-name="T14">Навчальна дисципліна<text:s/></text:span><text:span text:style-name="T15">«</text:span><text:span text:style-name="T16">Об’єктно-орієнтоване програмування</text:span><text:span text:style-name="T17">»</text:span></text:p>
      <text:p text:style-name="P18"><text:span text:style-name="T19"> </text:span></text:p>
      <text:p text:style-name="P20"><text:span text:style-name="T21"> </text:span></text:p>
      <text:p text:style-name="P22"><text:span text:style-name="T23">ЛАБОРАТОРНА РОБОТА<text:s/></text:span><text:span text:style-name="T24">#010</text:span><text:span text:style-name="T25">6</text:span></text:p>
      <text:p text:style-name="P26"><text:span text:style-name="T27"> </text:span></text:p>
      <text:p text:style-name="P28">Тема:</text:p>
      <text:p text:style-name="P29"><text:span text:style-name="T30">Класи</text:span><text:span text:style-name="T31"><text:s/>колекцій<text:s/></text:span><text:span text:style-name="T32">і</text:span><text:span text:style-name="T33"><text:s/></text:span><text:span text:style-name="T34">протоколи ітерації</text:span><text:span text:style-name="T35">.</text:span></text:p>
      <text:p text:style-name="P36"><text:span text:style-name="T37">Варіант №</text:span><text:span text:style-name="T38">6</text:span></text:p>
      <text:p text:style-name="P39"/>
      <text:p text:style-name="P40"><text:span text:style-name="T41"> </text:span></text:p>
      <text:p text:style-name="P42"><text:span text:style-name="T43">Виконав</text:span><text:span text:style-name="T44">:</text:span><text:span text:style-name="T45"><text:line-break/></text:span><text:span text:style-name="T46">студент<text:s/></text:span><text:span text:style-name="T47">1</text:span><text:span text:style-name="T48">-го курсу</text:span><text:span text:style-name="T49"><text:line-break/></text:span><text:span text:style-name="T50">групи KN</text:span><text:span text:style-name="T51">ms</text:span><text:span text:style-name="T52">1-B2</text:span><text:span text:style-name="T53">3</text:span><text:span text:style-name="T54"><text:line-break/></text:span><text:span text:style-name="T55">Дарманський М.А.</text:span></text:p>
      <text:p text:style-name="P56"/>
      <text:p text:style-name="P57"><text:span text:style-name="T58">Прийняла</text:span><text:span text:style-name="T59">:</text:span><text:span text:style-name="T60"><text:line-break/></text:span><text:span text:style-name="T61">старший викладач,</text:span><text:span text:style-name="T62"><text:line-break/></text:span><text:span text:style-name="T63">Мястковська М.О.</text:span></text:p>
      <text:p text:style-name="P64"/>
      <text:p text:style-name="P65"/>
      <text:p text:style-name="P66">Кам’янець-Подільський – 2023</text:p>
      <text:p text:style-name="P67"/>
      <text:p text:style-name="P68"><text:bookmark-start text:name="_Toc191167405"/><text:soft-page-break/>Теоретичні відомості<text:bookmark-end text:name="_Toc191167405"/></text:p>
      <text:p text:style-name="P69"><text:span text:style-name="T70">Використання</text:span><text:span text:style-name="T71"><text:s/></text:span><text:span text:style-name="T72">колекцій.</text:span></text:p>
      <text:p text:style-name="P73"><text:span text:style-name="T74">Будь-який</text:span><text:span text:style-name="T75"><text:s/></text:span><text:span text:style-name="T76">набір</text:span><text:span text:style-name="T77"><text:s/></text:span><text:span text:style-name="T78">даних,</text:span><text:span text:style-name="T79"><text:s/></text:span><text:span text:style-name="T80">об'єктів</text:span><text:span text:style-name="T81"><text:s/></text:span><text:span text:style-name="T82">можна</text:span><text:span text:style-name="T83"><text:s/></text:span><text:span text:style-name="T84">назвати</text:span><text:span text:style-name="T85"><text:s/></text:span><text:span text:style-name="T86">колекцією.</text:span></text:p>
      <text:p text:style-name="P87"><text:span text:style-name="T88">Масив</text:span><text:span text:style-name="T89"><text:s/></text:span><text:span text:style-name="T90">з</text:span><text:span text:style-name="T91"><text:s/></text:span><text:span text:style-name="T92">простору</text:span><text:span text:style-name="T93"><text:s/></text:span><text:span text:style-name="T94">імен</text:span><text:span text:style-name="T95"><text:s/></text:span><text:span text:style-name="T96">System.Array</text:span><text:span text:style-name="T97"><text:s/></text:span><text:span text:style-name="T98">-</text:span><text:span text:style-name="T99"><text:s/></text:span><text:span text:style-name="T100">це</text:span><text:span text:style-name="T101"><text:s/></text:span><text:span text:style-name="T102">теж</text:span><text:span text:style-name="T103"><text:s/></text:span><text:span text:style-name="T104">свого</text:span><text:span text:style-name="T105"><text:s/></text:span><text:span text:style-name="T106">роду</text:span><text:span text:style-name="T107"><text:s/></text:span><text:span text:style-name="T108">колекція,</text:span><text:span text:style-name="T109"><text:s/></text:span><text:span text:style-name="T110">але</text:span><text:span text:style-name="T111"><text:s/></text:span><text:span text:style-name="T112">статична,</text:span><text:span text:style-name="T113"><text:s/></text:span><text:span text:style-name="T114">його</text:span><text:span text:style-name="T115"><text:s/></text:span><text:span text:style-name="T116">не</text:span><text:span text:style-name="T117"><text:s/></text:span><text:span text:style-name="T118">можна</text:span><text:span text:style-name="T119"><text:s/></text:span><text:span text:style-name="T120">ні</text:span><text:span text:style-name="T121"><text:s/></text:span><text:span text:style-name="T122">розширити,</text:span><text:span text:style-name="T123"><text:s/></text:span><text:span text:style-name="T124">ні</text:span><text:span text:style-name="T125"><text:s/></text:span><text:span text:style-name="T126">стиснути</text:span><text:span text:style-name="T127"><text:s/></text:span><text:span text:style-name="T128">при</text:span><text:span text:style-name="T129"><text:s/></text:span><text:span text:style-name="T130">необхідності.</text:span></text:p>
      <text:p text:style-name="P131"><text:span text:style-name="T132">.NET</text:span><text:span text:style-name="T133"><text:s/></text:span><text:span text:style-name="T134">Являє</text:span><text:span text:style-name="T135"><text:s/></text:span><text:span text:style-name="T136">собою</text:span><text:span text:style-name="T137"><text:s/></text:span><text:span text:style-name="T138">безліч</text:span><text:span text:style-name="T139"><text:s/></text:span><text:span text:style-name="T140">класів</text:span><text:span text:style-name="T141"><text:s/></text:span><text:span text:style-name="T142">колекцій,</text:span><text:span text:style-name="T143"><text:s/></text:span><text:span text:style-name="T144">що</text:span><text:span text:style-name="T145"><text:s/></text:span><text:span text:style-name="T146">дозволяють</text:span><text:span text:style-name="T147"><text:s/></text:span><text:span text:style-name="T148">працювати</text:span><text:span text:style-name="T149"><text:s/></text:span><text:span text:style-name="T150">з</text:span><text:span text:style-name="T151"><text:s/></text:span><text:span text:style-name="T152">наборами</text:span><text:span text:style-name="T153"><text:s/></text:span><text:span text:style-name="T154">даних</text:span><text:span text:style-name="T155"><text:s/></text:span><text:span text:style-name="T156">більш</text:span><text:span text:style-name="T157"><text:s/></text:span><text:span text:style-name="T158">гн</text:span><text:span text:style-name="T159">у</text:span><text:span text:style-name="T160">чко</text:span><text:span text:style-name="T161"><text:s/></text:span><text:span text:style-name="T162">ніж</text:span><text:span text:style-name="T163"><text:s/></text:span><text:span text:style-name="T164">масив.</text:span></text:p>
      <text:p text:style-name="P165"><text:span text:style-name="T166">Кожен</text:span><text:span text:style-name="T167"><text:s/></text:span><text:span text:style-name="T168">об'єкт,</text:span><text:span text:style-name="T169"><text:s/></text:span><text:span text:style-name="T170">що</text:span><text:span text:style-name="T171"><text:s/></text:span><text:span text:style-name="T172">міститься</text:span><text:span text:style-name="T173"><text:s/></text:span><text:span text:style-name="T174">в</text:span><text:span text:style-name="T175"><text:s/></text:span><text:span text:style-name="T176">колекції,</text:span><text:span text:style-name="T177"><text:s/></text:span><text:span text:style-name="T178">називається</text:span><text:span text:style-name="T179"><text:s/></text:span><text:span text:style-name="T180">її</text:span><text:span text:style-name="T181"><text:s/></text:span><text:span text:style-name="T182">елементом.</text:span><text:span text:style-name="T183"><text:s/></text:span><text:span text:style-name="T184">Деякі</text:span><text:span text:style-name="T185"><text:s/></text:span><text:span text:style-name="T186">колекції</text:span><text:span text:style-name="T187"><text:s/></text:span><text:span text:style-name="T188">зберігають</text:span><text:span text:style-name="T189"><text:s/></text:span><text:span text:style-name="T190">дані</text:span><text:span text:style-name="T191"><text:s/></text:span><text:span text:style-name="T192">як</text:span><text:span text:style-name="T193"><text:s/></text:span><text:span text:style-name="T194">прямий</text:span><text:span text:style-name="T195"><text:s/></text:span><text:span text:style-name="T196">список</text:span><text:span text:style-name="T197"><text:s/></text:span><text:span text:style-name="T198">елементів,<text:s/></text:span><text:span text:style-name="T199">інші</text:span><text:span text:style-name="T200"><text:s/></text:span><text:span text:style-name="T201">містять списки пар ключів і значень.</text:span></text:p>
      <text:p text:style-name="P202"><text:span text:style-name="T203">Популярні</text:span><text:span text:style-name="T204"><text:s/></text:span><text:span text:style-name="T205">класи</text:span><text:span text:style-name="T206"><text:s/></text:span><text:span text:style-name="T207">колекцій</text:span><text:span text:style-name="T208">:</text:span></text:p>
      <text:p text:style-name="P209"><text:span text:style-name="T210">System.Collections.ArrayList</text:span><text:span text:style-name="T211"><text:s/></text:span><text:span text:style-name="T212">class</text:span><text:span text:style-name="T213"><text:s/></text:span><text:span text:style-name="T214">–</text:span><text:span text:style-name="T215"><text:s/></text:span><text:span text:style-name="T216">подібний</text:span><text:span text:style-name="T217"><text:s/>до<text:s/></text:span><text:span text:style-name="T218">масиву,</text:span><text:span text:style-name="T219"><text:s/></text:span><text:span text:style-name="T220">але</text:span><text:span text:style-name="T221"><text:s/></text:span><text:span text:style-name="T222">на</text:span><text:span text:style-name="T223"><text:s/></text:span><text:span text:style-name="T224">відміну</text:span><text:span text:style-name="T225"><text:s/></text:span><text:span text:style-name="T226">від</text:span><text:span text:style-name="T227"><text:s/></text:span><text:span text:style-name="T228">масиву</text:span><text:span text:style-name="T229"><text:s/></text:span><text:span text:style-name="T230">може</text:span><text:span text:style-name="T231"><text:s/></text:span><text:span text:style-name="T232">ро</text:span><text:span text:style-name="T233">з</text:span><text:span text:style-name="T234">ш</text:span><text:span text:style-name="T235">и</text:span><text:span text:style-name="T236">рюватися.</text:span></text:p>
      <text:p text:style-name="P237"><text:span text:style-name="T238">System.Collections.Stack</text:span><text:span text:style-name="T239"><text:s/></text:span><text:span text:style-name="T240">class</text:span><text:span text:style-name="T241"><text:s/></text:span><text:span text:style-name="T242">–</text:span><text:span text:style-name="T243"><text:s/></text:span><text:span text:style-name="T244">для</text:span><text:span text:style-name="T245"><text:s/></text:span><text:span text:style-name="T246">тимчасового</text:span><text:span text:style-name="T247"><text:s/></text:span><text:span text:style-name="T248">розміщення</text:span><text:span text:style-name="T249"><text:s/></text:span><text:span text:style-name="T250">об'єктів,</text:span><text:span text:style-name="T251"><text:s/></text:span><text:span text:style-name="T252">які</text:span><text:span text:style-name="T253"><text:s/></text:span><text:span text:style-name="T254">після</text:span><text:span text:style-name="T255"><text:s/></text:span><text:span text:style-name="T256">використання</text:span><text:span text:style-name="T257"><text:s/></text:span><text:span text:style-name="T258">будуть</text:span><text:span text:style-name="T259"><text:s/></text:span><text:span text:style-name="T260">видалені.</text:span><text:span text:style-name="T261"><text:s/></text:span><text:span text:style-name="T262">Ця</text:span><text:span text:style-name="T263"><text:s/></text:span><text:span text:style-name="T264">колекція</text:span><text:span text:style-name="T265"><text:s/></text:span><text:span text:style-name="T266">працює</text:span><text:span text:style-name="T267"><text:s/></text:span><text:span text:style-name="T268">за</text:span><text:span text:style-name="T269"><text:s/></text:span><text:span text:style-name="T270">принципом</text:span><text:span text:style-name="T271"><text:s/></text:span><text:span text:style-name="T272">LIFO</text:span><text:span text:style-name="T273"><text:s/></text:span><text:span text:style-name="T274">(last-in-first-out)</text:span><text:span text:style-name="T275"><text:s/></text:span><text:span text:style-name="T276">-</text:span><text:span text:style-name="T277"><text:s/></text:span><text:span text:style-name="T278">послідовність</text:span><text:span text:style-name="T279"><text:s/></text:span><text:span text:style-name="T280">в</text:span><text:span text:style-name="T281">и</text:span><text:span text:style-name="T282">л</text:span><text:span text:style-name="T283">у</text:span><text:span text:style-name="T284">чення</text:span><text:span text:style-name="T285"><text:s/></text:span><text:span text:style-name="T286">об'єктів</text:span><text:span text:style-name="T287"><text:s/></text:span><text:span text:style-name="T288">протилежна</text:span><text:span text:style-name="T289"><text:s/></text:span><text:span text:style-name="T290">послідовності</text:span><text:span text:style-name="T291"><text:s/></text:span><text:span text:style-name="T292">їх</text:span><text:span text:style-name="T293"><text:s/></text:span><text:span text:style-name="T294">додаванню до</text:span><text:span text:style-name="T295"><text:s/></text:span><text:span text:style-name="T296">колекції.</text:span></text:p>
      <text:p text:style-name="P297"><text:span text:style-name="T298">System.Collections.Queue</text:span><text:span text:style-name="T299"><text:s/></text:span><text:span text:style-name="T300">class</text:span><text:span text:style-name="T301"><text:s/></text:span><text:span text:style-name="T302">–</text:span><text:span text:style-name="T303"><text:s/></text:span><text:span text:style-name="T304">головною</text:span><text:span text:style-name="T305"><text:s/></text:span><text:span text:style-name="T306">відмінністю</text:span><text:span text:style-name="T307"><text:s/></text:span><text:span text:style-name="T308">даної</text:span><text:span text:style-name="T309"><text:s/></text:span><text:span text:style-name="T310">колекції</text:span><text:span text:style-name="T311"><text:s/></text:span><text:span text:style-name="T312">від</text:span><text:span text:style-name="T313"><text:s/></text:span><text:span text:style-name="T314">Stack</text:span><text:span text:style-name="T315"><text:s/></text:span><text:span text:style-name="T316">полягає</text:span><text:span text:style-name="T317"><text:s/></text:span><text:span text:style-name="T318">в</text:span><text:span text:style-name="T319"><text:s/></text:span><text:span text:style-name="T320">принципі</text:span><text:span text:style-name="T321"><text:s/></text:span><text:span text:style-name="T322">FIFO</text:span><text:span text:style-name="T323"><text:s/></text:span><text:span text:style-name="T324">(first-in-first-out),</text:span><text:span text:style-name="T325"><text:s/></text:span><text:span text:style-name="T326">за</text:span><text:span text:style-name="T327"><text:s/></text:span><text:span text:style-name="T328">яким</text:span><text:span text:style-name="T329"><text:s/></text:span><text:span text:style-name="T330">працює</text:span><text:span text:style-name="T331"><text:s/></text:span><text:span text:style-name="T332">черга.</text:span><text:span text:style-name="T333"><text:s/></text:span><text:span text:style-name="T334">Елементи</text:span><text:span text:style-name="T335"><text:s/></text:span><text:span text:style-name="T336">вилучаються</text:span><text:span text:style-name="T337"><text:s/></text:span><text:span text:style-name="T338">з</text:span><text:span text:style-name="T339"><text:s/></text:span><text:span text:style-name="T340">колекції в</text:span><text:span text:style-name="T341"><text:s/></text:span><text:span text:style-name="T342">тій</text:span><text:span text:style-name="T343"><text:s/></text:span><text:span text:style-name="T344">же</text:span><text:span text:style-name="T345"><text:s/></text:span><text:span text:style-name="T346">послідовності,</text:span><text:span text:style-name="T347"><text:s/></text:span><text:span text:style-name="T348">в</text:span><text:span text:style-name="T349"><text:s/></text:span><text:span text:style-name="T350">якій</text:span><text:span text:style-name="T351"><text:s/></text:span><text:span text:style-name="T352">вони</text:span><text:span text:style-name="T353"><text:s/></text:span><text:span text:style-name="T354">були</text:span><text:span text:style-name="T355"><text:s/></text:span><text:span text:style-name="T356">в</text:span><text:span text:style-name="T357"><text:s/></text:span><text:span text:style-name="T358">її</text:span><text:span text:style-name="T359"><text:s/></text:span><text:span text:style-name="T360">розміщені.</text:span><text:span text:style-name="T361"><text:s/></text:span><text:span text:style-name="T362">Індексація</text:span><text:span text:style-name="T363"><text:s/></text:span><text:span text:style-name="T364">до</text:span><text:span text:style-name="T365"><text:s/></text:span><text:span text:style-name="T366">елементів</text:span><text:span text:style-name="T367"><text:s/></text:span><text:span text:style-name="T368">даної</text:span><text:span text:style-name="T369"><text:s/></text:span><text:span text:style-name="T370">колекції</text:span><text:span text:style-name="T371"><text:s/></text:span><text:span text:style-name="T372">не</text:span><text:span text:style-name="T373"><text:s/></text:span><text:span text:style-name="T374">заст</text:span><text:span text:style-name="T375">о</text:span><text:span text:style-name="T376">сов</text:span><text:span text:style-name="T377">у</text:span><text:span text:style-name="T378">ється.</text:span></text:p>
      <text:p text:style-name="P379"><text:span text:style-name="T380">System.Collections.SortedList</text:span><text:span text:style-name="T381"><text:s/></text:span><text:span text:style-name="T382">class</text:span><text:span text:style-name="T383"><text:s/></text:span><text:span text:style-name="T384">–</text:span><text:span text:style-name="T385"><text:s/></text:span><text:span text:style-name="T386">колекція</text:span><text:span text:style-name="T387"><text:s/></text:span><text:span text:style-name="T388">пар</text:span><text:span text:style-name="T389"><text:s/></text:span><text:span text:style-name="T390">об'єктів</text:span><text:span text:style-name="T391"><text:s/></text:span><text:span text:style-name="T392">ключ-</text:span><text:span text:style-name="T393">значення,</text:span><text:span text:style-name="T394"><text:s/></text:span><text:span text:style-name="T395">які</text:span><text:span text:style-name="T396"><text:s/></text:span><text:span text:style-name="T397">сортуються</text:span><text:span text:style-name="T398"><text:s/></text:span><text:span text:style-name="T399">по</text:span><text:span text:style-name="T400"><text:s/></text:span><text:span text:style-name="T401">ключу</text:span><text:span text:style-name="T402"><text:s/></text:span><text:span text:style-name="T403">і</text:span><text:span text:style-name="T404"><text:s/></text:span><text:span text:style-name="T405">за</text:span><text:span text:style-name="T406"><text:s/></text:span><text:span text:style-name="T407">індексом.</text:span><text:span text:style-name="T408"><text:s/></text:span><text:span text:style-name="T409">За</text:span><text:span text:style-name="T410"><text:s/></text:span><text:span text:style-name="T411">замовчуванням</text:span><text:span text:style-name="T412"><text:s/></text:span><text:span text:style-name="T413">ємність</text:span><text:span text:style-name="T414"><text:s/></text:span><text:span text:style-name="T415">колекції</text:span><text:span text:style-name="T416"><text:s/></text:span><text:span text:style-name="T417">дорівнює</text:span><text:span text:style-name="T418"><text:s/></text:span><text:span text:style-name="T419">0.</text:span><text:span text:style-name="T420"><text:s/></text:span><text:span text:style-name="T421">При</text:span><text:span text:style-name="T422"><text:s/></text:span><text:span text:style-name="T423">додаванні</text:span><text:span text:style-name="T424"><text:s/></text:span><text:span text:style-name="T425">першого</text:span><text:span text:style-name="T426"><text:s/></text:span><text:span text:style-name="T427">елемента</text:span><text:span text:style-name="T428"><text:s/></text:span><text:span text:style-name="T429">ємність</text:span><text:span text:style-name="T430"><text:s/></text:span><text:span text:style-name="T431">встановлюється</text:span><text:span text:style-name="T432"><text:s/></text:span><text:span text:style-name="T433">в</text:span><text:span text:style-name="T434"><text:s/></text:span><text:span text:style-name="T435">16</text:span><text:span text:style-name="T436"><text:s/></text:span><text:span text:style-name="T437">елементів.</text:span></text:p>
      <text:p text:style-name="P438"><text:span text:style-name="T439">System.Collections.Hashtable</text:span><text:span text:style-name="T440"><text:s/></text:span><text:span text:style-name="T441">class</text:span><text:span text:style-name="T442"><text:s/></text:span><text:span text:style-name="T443">–</text:span><text:span text:style-name="T444"><text:s/></text:span><text:span text:style-name="T445">являє</text:span><text:span text:style-name="T446"><text:s/></text:span><text:span text:style-name="T447">собою</text:span><text:span text:style-name="T448"><text:s/></text:span><text:span text:style-name="T449">набори</text:span><text:span text:style-name="T450"><text:s/></text:span><text:span text:style-name="T451">даних,</text:span><text:span text:style-name="T452"><text:s/></text:span><text:span text:style-name="T453">що</text:span><text:span text:style-name="T454"><text:s/></text:span><text:span text:style-name="T455">містять</text:span><text:span text:style-name="T456"><text:s/></text:span><text:span text:style-name="T457">пари</text:span><text:span text:style-name="T458"><text:s/></text:span><text:span text:style-name="T459">ключ-значення,</text:span><text:span text:style-name="T460"><text:s/></text:span><text:span text:style-name="T461">причому</text:span><text:span text:style-name="T462"><text:s/></text:span><text:span text:style-name="T463">обидва</text:span><text:span text:style-name="T464"><text:s/></text:span><text:span text:style-name="T465">вони</text:span><text:span text:style-name="T466"><text:s/></text:span><text:span text:style-name="T467">відносяться</text:span><text:span text:style-name="T468"><text:s/></text:span><text:span text:style-name="T469">до</text:span><text:span text:style-name="T470"><text:s/></text:span><text:span text:style-name="T471">типу</text:span><text:span text:style-name="T472"><text:s/></text:span><text:span text:style-name="T473">Object,</text:span><text:span text:style-name="T474"><text:s/></text:span><text:span text:style-name="T475">а</text:span><text:span text:style-name="T476"><text:s/></text:span><text:span text:style-name="T477">це</text:span><text:span text:style-name="T478"><text:s/></text:span><text:span text:style-name="T479">означає,</text:span><text:span text:style-name="T480"><text:s/></text:span><text:span text:style-name="T481">що</text:span><text:span text:style-name="T482"><text:s/></text:span><text:span text:style-name="T483">тип</text:span><text:span text:style-name="T484"><text:s/></text:span><text:span text:style-name="T485">і</text:span><text:span text:style-name="T486"><text:s/></text:span><text:span text:style-name="T487">ключа</text:span><text:span text:style-name="T488"><text:s/></text:span><text:span text:style-name="T489">і</text:span><text:span text:style-name="T490"><text:s/></text:span><text:span text:style-name="T491">його</text:span><text:span text:style-name="T492"><text:s/></text:span><text:span text:style-name="T493">парного</text:span><text:span text:style-name="T494"><text:s/></text:span><text:span text:style-name="T495">значення</text:span><text:span text:style-name="T496"><text:s/></text:span><text:span text:style-name="T497">може</text:span><text:span text:style-name="T498"><text:s/></text:span><text:span text:style-name="T499">бути</text:span><text:span text:style-name="T500"><text:s/></text:span><text:span text:style-name="T501">зовсім</text:span><text:span text:style-name="T502"><text:s/></text:span><text:span text:style-name="T503">будь-який.</text:span><text:span text:style-name="T504"><text:s/></text:span><text:span text:style-name="T505">Ця</text:span><text:span text:style-name="T506"><text:s/></text:span><text:span text:style-name="T507">колекція</text:span><text:span text:style-name="T508"><text:s/></text:span><text:span text:style-name="T509">відноситься</text:span><text:span text:style-name="T510"><text:s/></text:span><text:span text:style-name="T511">до</text:span><text:span text:style-name="T512"><text:s/></text:span><text:span text:style-name="T513">так</text:span><text:span text:style-name="T514"><text:s/></text:span><text:span text:style-name="T515">званої</text:span><text:span text:style-name="T516"><text:s/></text:span><text:span text:style-name="T517">групи</text:span><text:span text:style-name="T518"><text:s/></text:span><text:span text:style-name="T519">сло</text:span><text:span text:style-name="T520">в</text:span><text:span text:style-name="T521">ників.</text:span></text:p>
      <text:p text:style-name="P522"><text:span text:style-name="T523">Всі</text:span><text:span text:style-name="T524"><text:s/></text:span><text:span text:style-name="T525">класи</text:span><text:span text:style-name="T526"><text:s/></text:span><text:span text:style-name="T527">колекцій</text:span><text:span text:style-name="T528"><text:s/></text:span><text:span text:style-name="T529">знаходяться</text:span><text:span text:style-name="T530"><text:s/></text:span><text:span text:style-name="T531">в</text:span><text:span text:style-name="T532"><text:s/></text:span><text:span text:style-name="T533">просторі</text:span><text:span text:style-name="T534"><text:s/></text:span><text:span text:style-name="T535">імен</text:span><text:span text:style-name="T536"><text:s/></text:span><text:span text:style-name="T537">System.Collections.</text:span></text:p>
      <text:p text:style-name="P538"><text:span text:style-name="T539">У</text:span><text:span text:style-name="T540"><text:s/></text:span><text:span text:style-name="T541">доповненні</text:span><text:span text:style-name="T542"><text:s/></text:span><text:span text:style-name="T543">до</text:span><text:span text:style-name="T544"><text:s/></text:span><text:span text:style-name="T545">цього</text:span><text:span text:style-name="T546"><text:s/></text:span><text:span text:style-name="T547">простору</text:span><text:span text:style-name="T548"><text:s/></text:span><text:span text:style-name="T549">існує</text:span><text:span text:style-name="T550"><text:s/></text:span><text:span text:style-name="T551">ще</text:span><text:span text:style-name="T552"><text:s/></text:span><text:span text:style-name="T553">один</text:span><text:span text:style-name="T554"><text:s/></text:span><text:span text:style-name="T555">простір</text:span><text:span text:style-name="T556"><text:s/></text:span><text:span text:style-name="T557">імен</text:span><text:span text:style-name="T558"><text:s/></text:span><text:span text:style-name="T559">System.Collections.Specialized,</text:span><text:span text:style-name="T560"><text:s/></text:span><text:span text:style-name="T561">який</text:span><text:span text:style-name="T562"><text:s/></text:span><text:span text:style-name="T563">містить</text:span><text:span text:style-name="T564"><text:s/></text:span><text:span text:style-name="T565">не</text:span><text:span text:style-name="T566"><text:s/></text:span><text:span text:style-name="T567">настільки</text:span><text:span text:style-name="T568"><text:s/></text:span><text:span text:style-name="T569">широко</text:span><text:span text:style-name="T570"><text:s/></text:span><text:span text:style-name="T571">відомих</text:span><text:span text:style-name="T572"><text:s/></text:span><text:span text:style-name="T573">строго</text:span><text:span text:style-name="T574"><text:s/></text:span><text:span text:style-name="T575">типізованих</text:span><text:span text:style-name="T576"><text:s/></text:span><text:span text:style-name="T577">класів</text:span><text:span text:style-name="T578"><text:s/></text:span><text:span text:style-name="T579">колекцій.</text:span></text:p>
      <text:p text:style-name="P580"><text:span text:style-name="T581">System.Collections.Specialized.ListDictionary</text:span><text:span text:style-name="T582"><text:s/></text:span><text:span text:style-name="T583">class</text:span><text:span text:style-name="T584"><text:s/></text:span><text:span text:style-name="T585">–</text:span><text:span text:style-name="T586"><text:s/></text:span><text:span text:style-name="T587">клас поводиться</text:span><text:span text:style-name="T588"><text:s/></text:span><text:span text:style-name="T589">як</text:span><text:span text:style-name="T590"><text:s/></text:span><text:span text:style-name="T591">Hashtable,</text:span><text:span text:style-name="T592"><text:s/></text:span><text:span text:style-name="T593">але</text:span><text:span text:style-name="T594"><text:s/></text:span><text:span text:style-name="T595">перев</text:span><text:span text:style-name="T596">е</text:span><text:span text:style-name="T597">р</text:span><text:span text:style-name="T598">шує</text:span><text:span text:style-name="T599"><text:s/></text:span><text:span text:style-name="T600">його</text:span><text:span text:style-name="T601"><text:s/></text:span><text:span text:style-name="T602">за</text:span><text:span text:style-name="T603"><text:s/></text:span><text:span text:style-name="T604">швидкістю</text:span><text:span text:style-name="T605"><text:s/></text:span><text:span text:style-name="T606">при</text:span><text:span text:style-name="T607"><text:s/></text:span><text:span text:style-name="T608">роботі</text:span><text:span text:style-name="T609"><text:s/></text:span><text:span text:style-name="T610">з</text:span><text:span text:style-name="T611"><text:s/></text:span><text:span text:style-name="T612">10</text:span><text:span text:style-name="T613"><text:s/></text:span><text:span text:style-name="T614">і</text:span><text:span text:style-name="T615"><text:s/></text:span><text:span text:style-name="T616">менш</text:span><text:span text:style-name="T617"><text:s/></text:span><text:span text:style-name="T618">елементами.</text:span><text:span text:style-name="T619"><text:s/></text:span><text:span text:style-name="T620">При</text:span><text:span text:style-name="T621"><text:s/></text:span><text:span text:style-name="T622">роботі</text:span><text:span text:style-name="T623"><text:s/></text:span><text:span text:style-name="T624">з</text:span><text:span text:style-name="T625"><text:s/></text:span><text:span text:style-name="T626">великою кількістю елементів його</text:span><text:span text:style-name="T627"><text:s/></text:span><text:span text:style-name="T628">використовувати</text:span><text:span text:style-name="T629"><text:s/></text:span><text:span text:style-name="T630">не</text:span><text:span text:style-name="T631"><text:s/></text:span><text:span text:style-name="T632">рекомендується.</text:span></text:p>
      <text:p text:style-name="P633"><text:span text:style-name="T634">System.Collections.Specialized.HybridDictionary</text:span><text:span text:style-name="T635"><text:s/></text:span><text:span text:style-name="T636">class</text:span><text:span text:style-name="T637"><text:s/></text:span><text:span text:style-name="T638">–</text:span><text:span text:style-name="T639"><text:s/></text:span><text:span text:style-name="T640">складається</text:span><text:span text:style-name="T641"><text:s/></text:span><text:span text:style-name="T642">з</text:span><text:span text:style-name="T643"><text:s/></text:span><text:span text:style-name="T644">двох вбудованих коле</text:span><text:span text:style-name="T645">к</text:span><text:span text:style-name="T646">цій,</text:span><text:span text:style-name="T647"><text:s/></text:span><text:span text:style-name="T648">List</text:span><text:span text:style-name="T649"><text:s/>Dictionary і Hashtable. Одночасно використовується</text:span><text:span text:style-name="T650"><text:s/></text:span><text:span text:style-name="T651">тільки</text:span><text:span text:style-name="T652"><text:s/></text:span><text:span text:style-name="T653">один</text:span><text:span text:style-name="T654"><text:s/></text:span><text:span text:style-name="T655">з</text:span><text:span text:style-name="T656"><text:s/></text:span><text:span text:style-name="T657">цих</text:span><text:span text:style-name="T658"><text:s/></text:span><text:span text:style-name="T659">класів.</text:span><text:span text:style-name="T660"><text:s/></text:span><text:span text:style-name="T661">ListDictionary</text:span><text:span text:style-name="T662"><text:s/></text:span><text:span text:style-name="T663">використовується</text:span><text:span text:style-name="T664"><text:s/></text:span><text:span text:style-name="T665">поки</text:span><text:span text:style-name="T666"><text:s/></text:span><text:span text:style-name="T667">колекція</text:span><text:span text:style-name="T668"><text:s/></text:span><text:span text:style-name="T669">містить</text:span><text:span text:style-name="T670"><text:s/></text:span><text:span text:style-name="T671">10</text:span><text:span text:style-name="T672"><text:s/></text:span><text:span text:style-name="T673">або</text:span><text:span text:style-name="T674"><text:s/></text:span><text:span text:style-name="T675">менше</text:span><text:span text:style-name="T676"><text:s/></text:span><text:span text:style-name="T677">елементів,</text:span><text:span text:style-name="T678"><text:s/></text:span><text:span text:style-name="T679">а</text:span><text:span text:style-name="T680"><text:s/></text:span><text:span text:style-name="T681">потім</text:span><text:span text:style-name="T682"><text:s/></text:span><text:span text:style-name="T683">ві</text:span><text:span text:style-name="T684">д</text:span><text:span text:style-name="T685">бувається</text:span><text:span text:style-name="T686"><text:s/></text:span><text:span text:style-name="T687">п</text:span><text:span text:style-name="T688">е</text:span><text:span text:style-name="T689">ремикання</text:span><text:span text:style-name="T690"><text:s/></text:span><text:span text:style-name="T691">на</text:span><text:span text:style-name="T692"><text:s/></text:span><text:span text:style-name="T693">використання</text:span><text:span text:style-name="T694"><text:s/></text:span><text:span text:style-name="T695">Hashtable.</text:span><text:span text:style-name="T696"><text:s/></text:span><text:span text:style-name="T697">Якщо</text:span><text:span text:style-name="T698"><text:s/></text:span><text:span text:style-name="T699">колекція</text:span><text:span text:style-name="T700"><text:s/></text:span><text:span text:style-name="T701">вже</text:span><text:span text:style-name="T702"><text:s/></text:span><text:span text:style-name="T703">переключалася</text:span><text:span text:style-name="T704"><text:s/></text:span><text:span text:style-name="T705">на</text:span><text:span text:style-name="T706"><text:s/></text:span><text:span text:style-name="T707">Hashtable,</text:span><text:span text:style-name="T708"><text:s/></text:span><text:span text:style-name="T709">пере</text:span><text:span text:style-name="T710">к</text:span><text:span text:style-name="T711">лючитися</text:span><text:span text:style-name="T712"><text:s/></text:span><text:span text:style-name="T713">назад</text:span><text:span text:style-name="T714"><text:s/></text:span><text:span text:style-name="T715">вже</text:span><text:span text:style-name="T716"><text:s/></text:span><text:span text:style-name="T717">не</text:span><text:span text:style-name="T718"><text:s/></text:span><text:span text:style-name="T719">можливо.</text:span></text:p>
      <text:soft-page-break/>
      <text:p text:style-name="P720"><text:span text:style-name="T721">System.Collections.Specialized.CollectionsUtil</text:span><text:span text:style-name="T722"><text:s/></text:span><text:span text:style-name="T723">class</text:span><text:span text:style-name="T724"><text:s/></text:span><text:span text:style-name="T725">–</text:span><text:span text:style-name="T726"><text:s/></text:span><text:span text:style-name="T727">створює</text:span><text:span text:style-name="T728"><text:s/></text:span><text:span text:style-name="T729">колекції,</text:span><text:span text:style-name="T730"><text:s/></text:span><text:span text:style-name="T731">що</text:span><text:span text:style-name="T732"><text:s/></text:span><text:span text:style-name="T733">ігнорують</text:span><text:span text:style-name="T734"><text:s/></text:span><text:span text:style-name="T735">регістр</text:span><text:span text:style-name="T736"><text:s/></text:span><text:span text:style-name="T737">в</text:span><text:span text:style-name="T738"><text:s/></text:span><text:span text:style-name="T739">ря</text:span><text:span text:style-name="T740">д</text:span><text:span text:style-name="T741">ках.</text:span><text:span text:style-name="T742"><text:s/></text:span><text:span text:style-name="T743">Містить</text:span><text:span text:style-name="T744"><text:s/></text:span><text:span text:style-name="T745">2</text:span><text:span text:style-name="T746"><text:s/></text:span><text:span text:style-name="T747">статичних</text:span><text:span text:style-name="T748"><text:s/></text:span><text:span text:style-name="T749">методи:</text:span><text:span text:style-name="T750"><text:s/></text:span><text:span text:style-name="T751">один</text:span><text:span text:style-name="T752"><text:s/></text:span><text:span text:style-name="T753">для</text:span><text:span text:style-name="T754"><text:s/></text:span><text:span text:style-name="T755">створення</text:span><text:span text:style-name="T756"><text:s/></text:span><text:span text:style-name="T757">регістро незалежного</text:span><text:span text:style-name="T758"><text:s/></text:span><text:span text:style-name="T759">Hashtable,</text:span><text:span text:style-name="T760"><text:s/></text:span><text:span text:style-name="T761">а</text:span><text:span text:style-name="T762"><text:s/></text:span><text:span text:style-name="T763">і</text:span><text:span text:style-name="T764">н</text:span><text:span text:style-name="T765">ший</text:span><text:span text:style-name="T766"><text:s/></text:span><text:span text:style-name="T767">для</text:span><text:span text:style-name="T768"><text:s/></text:span><text:span text:style-name="T769">створення</text:span><text:span text:style-name="T770"><text:s/></text:span><text:span text:style-name="T771">регістро незалежного<text:s/></text:span><text:span text:style-name="T772"><text:s/></text:span><text:span text:style-name="T773">SortedList.</text:span></text:p>
      <text:p text:style-name="P774"><text:span text:style-name="T775">System.Collections.Specialized.NameValueCollection</text:span><text:span text:style-name="T776"><text:s/></text:span><text:span text:style-name="T777">class</text:span><text:span text:style-name="T778"><text:s/></text:span><text:span text:style-name="T779">–</text:span><text:span text:style-name="T780"><text:s/></text:span><text:span text:style-name="T781">це колекція складається з пар ключ-значення, обидва з яких відносяться до типу string. Особливість: може зберігати безліч значень при єдиному ключі.</text:span></text:p>
      <text:p text:style-name="P782"><text:span text:style-name="T783">System.Collections.Specialized.StringCollection</text:span><text:span text:style-name="T784"><text:s/></text:span><text:span text:style-name="T785">class</text:span><text:span text:style-name="T786"><text:s/></text:span><text:span text:style-name="T787">–</text:span><text:span text:style-name="T788"><text:s/></text:span><text:span text:style-name="T789">це</text:span><text:span text:style-name="T790"><text:s/></text:span><text:span text:style-name="T791">звичайний</text:span><text:span text:style-name="T792"><text:s/></text:span><text:span text:style-name="T793">список</text:span><text:span text:style-name="T794"><text:s/></text:span><text:span text:style-name="T795">елементів</text:span><text:span text:style-name="T796"><text:s/></text:span><text:span text:style-name="T797">типу</text:span><text:span text:style-name="T798"><text:s/></text:span><text:span text:style-name="T799">string.</text:span><text:span text:style-name="T800"><text:s/></text:span><text:span text:style-name="T801">У</text:span><text:span text:style-name="T802"><text:s/></text:span><text:span text:style-name="T803">ньому</text:span><text:span text:style-name="T804"><text:s/></text:span><text:span text:style-name="T805">можна</text:span><text:span text:style-name="T806"><text:s/></text:span><text:span text:style-name="T807">поміщати</text:span><text:span text:style-name="T808"><text:s/></text:span><text:span text:style-name="T809">null</text:span><text:span text:style-name="T810"><text:s/></text:span><text:span text:style-name="T811">елементи</text:span><text:span text:style-name="T812"><text:s/></text:span><text:span text:style-name="T813">і</text:span><text:span text:style-name="T814"><text:s/></text:span><text:span text:style-name="T815">дубльовані</text:span><text:span text:style-name="T816"><text:s/></text:span><text:span text:style-name="T817">елементи.</text:span><text:span text:style-name="T818"><text:s/></text:span><text:span text:style-name="T819">Цей</text:span><text:span text:style-name="T820"><text:s/></text:span><text:span text:style-name="T821">список</text:span><text:span text:style-name="T822"><text:s/></text:span><text:span text:style-name="T823">чутливий</text:span><text:span text:style-name="T824"><text:s/></text:span><text:span text:style-name="T825">до</text:span><text:span text:style-name="T826"><text:s/></text:span><text:span text:style-name="T827">регістру.</text:span></text:p>
      <text:p text:style-name="P828"><text:span text:style-name="T829">System.Collections.Specialized.StringDictionary</text:span><text:span text:style-name="T830"><text:s/></text:span><text:span text:style-name="T831">class</text:span><text:span text:style-name="T832"><text:s/></text:span><text:span text:style-name="T833">–</text:span><text:span text:style-name="T834"><text:s/></text:span><text:span text:style-name="T835">це</text:span><text:span text:style-name="T836"><text:s/></text:span><text:span text:style-name="T837">Hashtable,</text:span><text:span text:style-name="T838"><text:s/></text:span><text:span text:style-name="T839">містять</text:span><text:span text:style-name="T840"><text:s/></text:span><text:span text:style-name="T841">ключі</text:span><text:span text:style-name="T842"><text:s/></text:span><text:span text:style-name="T843">і</text:span><text:span text:style-name="T844"><text:s/></text:span><text:span text:style-name="T845">значення</text:span><text:span text:style-name="T846"><text:s/></text:span><text:span text:style-name="T847">типу</text:span><text:span text:style-name="T848"><text:s/></text:span><text:span text:style-name="T849">string.</text:span><text:span text:style-name="T850"><text:s/></text:span><text:span text:style-name="T851">Перш</text:span><text:span text:style-name="T852"><text:s/></text:span><text:span text:style-name="T853">ніж</text:span><text:span text:style-name="T854"><text:s/></text:span><text:span text:style-name="T855">бути</text:span><text:span text:style-name="T856"><text:s/></text:span><text:span text:style-name="T857">доданими</text:span><text:span text:style-name="T858"><text:s/></text:span><text:span text:style-name="T859">до</text:span><text:span text:style-name="T860"><text:s/></text:span><text:span text:style-name="T861">колекції,</text:span><text:span text:style-name="T862"><text:s/></text:span><text:span text:style-name="T863">ключі</text:span><text:span text:style-name="T864"><text:s/></text:span><text:span text:style-name="T865">приводяться</text:span><text:span text:style-name="T866"><text:s/></text:span><text:span text:style-name="T867">до</text:span><text:span text:style-name="T868"><text:s/></text:span><text:span text:style-name="T869">нижнього</text:span><text:span text:style-name="T870"><text:s/></text:span><text:span text:style-name="T871">регістру.</text:span></text:p>
      <text:p text:style-name="P872"><text:span text:style-name="T873">Інтерфейси</text:span><text:span text:style-name="T874"><text:s/></text:span><text:span text:style-name="T875">колекцій</text:span></text:p>
      <text:p text:style-name="P876"><text:span text:style-name="T877">System.Collections.ICollection</text:span><text:span text:style-name="T878"><text:s/></text:span><text:span text:style-name="T879">interface</text:span><text:span text:style-name="T880"><text:s/></text:span><text:span text:style-name="T881">–</text:span><text:span text:style-name="T882"><text:s/></text:span><text:span text:style-name="T883">визначає</text:span><text:span text:style-name="T884"><text:s/></text:span><text:span text:style-name="T885">розмір,</text:span><text:span text:style-name="T886"><text:s/></text:span><text:span text:style-name="T887">нумератори</text:span><text:span text:style-name="T888"><text:s/></text:span><text:span text:style-name="T889">і</text:span><text:span text:style-name="T890"><text:s/></text:span><text:span text:style-name="T891">синхронізовані</text:span><text:span text:style-name="T892"><text:s/></text:span><text:span text:style-name="T893">методи</text:span><text:span text:style-name="T894"><text:s/></text:span><text:span text:style-name="T895">для</text:span><text:span text:style-name="T896"><text:s/></text:span><text:span text:style-name="T897">узагальнених</text:span><text:span text:style-name="T898"><text:s/></text:span><text:span text:style-name="T899">колекцій.</text:span></text:p>
      <text:p text:style-name="P900"><text:span text:style-name="T901">System.Collections.IDictionary</text:span><text:span text:style-name="T902"><text:s/></text:span><text:span text:style-name="T903">interface</text:span><text:span text:style-name="T904"><text:s/></text:span><text:span text:style-name="T905">–</text:span><text:span text:style-name="T906"><text:s/></text:span><text:span text:style-name="T907">це</text:span><text:span text:style-name="T908"><text:s/></text:span><text:span text:style-name="T909">базовий</text:span><text:span text:style-name="T910"><text:s/></text:span><text:span text:style-name="T911">інтерфейс</text:span><text:span text:style-name="T912"><text:s/></text:span><text:span text:style-name="T913">не</text:span><text:span text:style-name="T914"><text:s/></text:span><text:span text:style-name="T915">узагальнених</text:span><text:span text:style-name="T916"><text:s/></text:span><text:span text:style-name="T917">колекцій,</text:span><text:span text:style-name="T918"><text:s/></text:span><text:span text:style-name="T919">що</text:span><text:span text:style-name="T920"><text:s/></text:span><text:span text:style-name="T921">представляють</text:span><text:span text:style-name="T922"><text:s/></text:span><text:span text:style-name="T923">набори</text:span><text:span text:style-name="T924"><text:s/></text:span><text:span text:style-name="T925">пари</text:span><text:span text:style-name="T926"><text:s/></text:span><text:span text:style-name="T927">ключ-значення.</text:span><text:span text:style-name="T928"><text:s/></text:span><text:span text:style-name="T929">Кожна</text:span><text:span text:style-name="T930"><text:s/></text:span><text:span text:style-name="T931">пара</text:span><text:span text:style-name="T932"><text:s/></text:span><text:span text:style-name="T933">значень</text:span><text:span text:style-name="T934"><text:s/></text:span><text:span text:style-name="T935">повинна</text:span><text:span text:style-name="T936"><text:s/></text:span><text:span text:style-name="T937">мати</text:span><text:span text:style-name="T938"><text:s/></text:span><text:span text:style-name="T939">унікальний</text:span><text:span text:style-name="T940"><text:s/></text:span><text:span text:style-name="T941">ключ.</text:span><text:span text:style-name="T942"><text:s/></text:span><text:span text:style-name="T943">Значення</text:span><text:span text:style-name="T944"><text:s/></text:span><text:span text:style-name="T945">може</text:span><text:span text:style-name="T946"><text:s/></text:span><text:span text:style-name="T947">бути</text:span><text:span text:style-name="T948"><text:s/></text:span><text:span text:style-name="T949">null</text:span><text:span text:style-name="T950"><text:s/></text:span><text:span text:style-name="T951">і</text:span><text:span text:style-name="T952"><text:s/></text:span><text:span text:style-name="T953">йому</text:span><text:span text:style-name="T954"><text:s/></text:span><text:span text:style-name="T955">не</text:span><text:span text:style-name="T956"><text:s/></text:span><text:span text:style-name="T957">обов'язково</text:span><text:span text:style-name="T958"><text:s/></text:span><text:span text:style-name="T959">бути</text:span><text:span text:style-name="T960"><text:s/></text:span><text:span text:style-name="T961">унікальним.</text:span></text:p>
      <text:p text:style-name="P962"><text:span text:style-name="T963">System.Collections.IDictionaryEnumerator</text:span><text:span text:style-name="T964"><text:s/></text:span><text:span text:style-name="T965">interface</text:span><text:span text:style-name="T966"><text:s/></text:span><text:span text:style-name="T967">–</text:span><text:span text:style-name="T968"><text:s/></text:span><text:span text:style-name="T969">перебирає</text:span><text:span text:style-name="T970"><text:s/></text:span><text:span text:style-name="T971">елементи</text:span><text:span text:style-name="T972"><text:s/></text:span><text:span text:style-name="T973">узагальненої</text:span><text:span text:style-name="T974"><text:s/></text:span><text:span text:style-name="T975">колекції.</text:span><text:span text:style-name="T976"><text:s/></text:span><text:span text:style-name="T977">Нумератор</text:span><text:span text:style-name="T978"><text:s/></text:span><text:span text:style-name="T979">може</text:span><text:span text:style-name="T980"><text:s/></text:span><text:span text:style-name="T981">бути</text:span><text:span text:style-name="T982"><text:s/></text:span><text:span text:style-name="T983">використаний</text:span><text:span text:style-name="T984"><text:s/></text:span><text:span text:style-name="T985">для</text:span><text:span text:style-name="T986"><text:s/></text:span><text:span text:style-name="T987">читання</text:span><text:span text:style-name="T988"><text:s/></text:span><text:span text:style-name="T989">даних</text:span><text:span text:style-name="T990"><text:s/></text:span><text:span text:style-name="T991">з</text:span><text:span text:style-name="T992"><text:s/></text:span><text:span text:style-name="T993">колекції,</text:span><text:span text:style-name="T994"><text:s/></text:span><text:span text:style-name="T995">але</text:span><text:span text:style-name="T996"><text:s/></text:span><text:span text:style-name="T997">не</text:span><text:span text:style-name="T998"><text:s/></text:span><text:span text:style-name="T999">змінювати<text:s/></text:span><text:span text:style-name="T1000">їх.</text:span></text:p>
      <text:p text:style-name="P1001"><text:span text:style-name="T1002">System.Collections.IList</text:span><text:span text:style-name="T1003"><text:s/></text:span><text:span text:style-name="T1004">interface</text:span><text:span text:style-name="T1005"><text:s/></text:span><text:span text:style-name="T1006">–</text:span><text:span text:style-name="T1007"><text:s/></text:span><text:span text:style-name="T1008">представляє</text:span><text:span text:style-name="T1009"><text:s/></text:span><text:span text:style-name="T1010">узагальнену</text:span><text:span text:style-name="T1011"><text:s/></text:span><text:span text:style-name="T1012">колекцію</text:span><text:span text:style-name="T1013"><text:s/></text:span><text:span text:style-name="T1014">об'єктів,</text:span><text:span text:style-name="T1015"><text:s/></text:span><text:span text:style-name="T1016">доступ</text:span><text:span text:style-name="T1017"><text:s/></text:span><text:span text:style-name="T1018">до</text:span><text:span text:style-name="T1019"><text:s/></text:span><text:span text:style-name="T1020">яких</text:span><text:span text:style-name="T1021"><text:s/></text:span><text:span text:style-name="T1022">можна</text:span><text:span text:style-name="T1023"><text:s/></text:span><text:span text:style-name="T1024">отримати</text:span><text:span text:style-name="T1025"><text:s/></text:span><text:span text:style-name="T1026">за</text:span><text:span text:style-name="T1027"><text:s/></text:span><text:span text:style-name="T1028">індексом.</text:span><text:span text:style-name="T1029"><text:s/></text:span><text:span text:style-name="T1030">Реалізація</text:span><text:span text:style-name="T1031"><text:s/></text:span><text:span text:style-name="T1032">інтерфейсу</text:span><text:span text:style-name="T1033"><text:s/></text:span><text:span text:style-name="T1034">ділиться</text:span><text:span text:style-name="T1035"><text:s/></text:span><text:span text:style-name="T1036">на</text:span><text:span text:style-name="T1037"><text:s/></text:span><text:span text:style-name="T1038">три</text:span><text:span text:style-name="T1039"><text:s/></text:span><text:span text:style-name="T1040">категорії:</text:span><text:span text:style-name="T1041"><text:s/></text:span><text:span text:style-name="T1042">read-only,</text:span><text:span text:style-name="T1043"><text:s/></text:span><text:span text:style-name="T1044">fixed-size,</text:span><text:span text:style-name="T1045"><text:s/></text:span><text:span text:style-name="T1046">variable-size.</text:span></text:p>
      <text:p text:style-name="P1047"><text:span text:style-name="T1048">Об'єкт</text:span><text:span text:style-name="T1049"><text:s/></text:span><text:span text:style-name="T1050">IList</text:span><text:span text:style-name="T1051"><text:s/></text:span><text:span text:style-name="T1052">read-only</text:span><text:span text:style-name="T1053"><text:s/></text:span><text:span text:style-name="T1054">не</text:span><text:span text:style-name="T1055"><text:s/></text:span><text:span text:style-name="T1056">може</text:span><text:span text:style-name="T1057"><text:s/></text:span><text:span text:style-name="T1058">бути</text:span><text:span text:style-name="T1059"><text:s/></text:span><text:span text:style-name="T1060">модифікований.</text:span></text:p>
      <text:p text:style-name="P1061"><text:span text:style-name="T1062">Об'єкт</text:span><text:span text:style-name="T1063"><text:s/></text:span><text:span text:style-name="T1064">IList</text:span><text:span text:style-name="T1065"><text:s/></text:span><text:span text:style-name="T1066">fixed-size</text:span><text:span text:style-name="T1067"><text:s/></text:span><text:span text:style-name="T1068">не</text:span><text:span text:style-name="T1069"><text:s/></text:span><text:span text:style-name="T1070">дозволяє</text:span><text:span text:style-name="T1071"><text:s/></text:span><text:span text:style-name="T1072">видалення</text:span><text:span text:style-name="T1073"><text:s/></text:span><text:span text:style-name="T1074">і</text:span><text:span text:style-name="T1075"><text:s/></text:span><text:span text:style-name="T1076">додавання</text:span><text:span text:style-name="T1077"><text:s/></text:span><text:span text:style-name="T1078">елементів,</text:span><text:span text:style-name="T1079"><text:s/></text:span><text:span text:style-name="T1080">але</text:span><text:span text:style-name="T1081"><text:s/></text:span><text:span text:style-name="T1082">дозволяє</text:span><text:span text:style-name="T1083"><text:s/></text:span><text:span text:style-name="T1084">модифікувати</text:span><text:span text:style-name="T1085"><text:s/></text:span><text:span text:style-name="T1086">існуючі</text:span><text:span text:style-name="T1087"><text:s/></text:span><text:span text:style-name="T1088">елементи.</text:span></text:p>
      <text:p text:style-name="P1089"><text:span text:style-name="T1090">Об'єкт</text:span><text:span text:style-name="T1091"><text:s/></text:span><text:span text:style-name="T1092">IList</text:span><text:span text:style-name="T1093"><text:s/></text:span><text:span text:style-name="T1094">variable-size</text:span><text:span text:style-name="T1095"><text:s/></text:span><text:span text:style-name="T1096">дозволяє</text:span><text:span text:style-name="T1097"><text:s/></text:span><text:span text:style-name="T1098">видалення,</text:span><text:span text:style-name="T1099"><text:s/></text:span><text:span text:style-name="T1100">додавання</text:span><text:span text:style-name="T1101"><text:s/></text:span><text:span text:style-name="T1102">і</text:span><text:span text:style-name="T1103"><text:s/></text:span><text:span text:style-name="T1104">модифікацію</text:span><text:span text:style-name="T1105"><text:s/></text:span><text:span text:style-name="T1106">елементів.</text:span></text:p>
      <text:p text:style-name="P1107"><text:span text:style-name="T1108">System.Collections.IComparer</text:span><text:span text:style-name="T1109"><text:s/></text:span><text:span text:style-name="T1110">interface</text:span><text:span text:style-name="T1111"><text:s/></text:span><text:span text:style-name="T1112">–</text:span><text:span text:style-name="T1113"><text:s/></text:span><text:span text:style-name="T1114">представляє</text:span><text:span text:style-name="T1115"><text:s/></text:span><text:span text:style-name="T1116">метод</text:span><text:span text:style-name="T1117"><text:s/></text:span><text:span text:style-name="T1118">для</text:span><text:span text:style-name="T1119"><text:s/></text:span><text:span text:style-name="T1120">порівняння</text:span><text:span text:style-name="T1121"><text:s/></text:span><text:span text:style-name="T1122">двох</text:span><text:span text:style-name="T1123"><text:s/></text:span><text:span text:style-name="T1124">об'єктів.</text:span></text:p>
      <text:p text:style-name="P1125"><text:span text:style-name="T1126">System.Collections.IEnumerable</text:span><text:span text:style-name="T1127"><text:s/></text:span><text:span text:style-name="T1128">interface</text:span><text:span text:style-name="T1129"><text:s/></text:span><text:span text:style-name="T1130">–</text:span><text:span text:style-name="T1131"><text:s/></text:span><text:span text:style-name="T1132">підтримує</text:span><text:span text:style-name="T1133"><text:s/></text:span><text:span text:style-name="T1134">нумератори,</text:span><text:span text:style-name="T1135"><text:s/></text:span><text:span text:style-name="T1136">який</text:span><text:span text:style-name="T1137"><text:s/></text:span><text:span text:style-name="T1138">виробляє</text:span><text:span text:style-name="T1139"><text:s/></text:span><text:span text:style-name="T1140">ітерації</text:span><text:span text:style-name="T1141"><text:s/></text:span><text:span text:style-name="T1142">по</text:span><text:span text:style-name="T1143"><text:s/></text:span><text:span text:style-name="T1144">не</text:span><text:span text:style-name="T1145"><text:s/></text:span><text:span text:style-name="T1146">узагальненій</text:span><text:span text:style-name="T1147"><text:s/></text:span><text:span text:style-name="T1148">колекції.</text:span></text:p>
      <text:p text:style-name="P1149"><text:span text:style-name="T1150">System.Collections.IEnumerator</text:span><text:span text:style-name="T1151"><text:s/></text:span><text:span text:style-name="T1152">interface</text:span><text:span text:style-name="T1153"><text:s/></text:span><text:span text:style-name="T1154">–</text:span><text:span text:style-name="T1155"><text:s/></text:span><text:span text:style-name="T1156">підтримує</text:span><text:span text:style-name="T1157"><text:s/></text:span><text:span text:style-name="T1158">просту</text:span><text:span text:style-name="T1159"><text:s/></text:span><text:span text:style-name="T1160">ітерацію</text:span><text:span text:style-name="T1161"><text:s/></text:span><text:span text:style-name="T1162">по</text:span><text:span text:style-name="T1163"><text:s/></text:span><text:span text:style-name="T1164">не</text:span><text:span text:style-name="T1165"><text:s/></text:span><text:span text:style-name="T1166">узагальненій</text:span><text:span text:style-name="T1167"><text:s/></text:span><text:span text:style-name="T1168">колекції.</text:span><text:span text:style-name="T1169"><text:s/></text:span><text:span text:style-name="T1170">Є</text:span><text:span text:style-name="T1171"><text:s/></text:span><text:span text:style-name="T1172">базовим</text:span><text:span text:style-name="T1173"><text:s/></text:span><text:span text:style-name="T1174">інтерфейсом</text:span><text:span text:style-name="T1175"><text:s/></text:span><text:span text:style-name="T1176">для</text:span><text:span text:style-name="T1177"><text:s/></text:span><text:span text:style-name="T1178">не</text:span><text:span text:style-name="T1179"><text:s/></text:span><text:span text:style-name="T1180">узагальнених</text:span><text:span text:style-name="T1181"><text:s/></text:span><text:span text:style-name="T1182">нумераторів.</text:span></text:p>
      <text:p text:style-name="P1183"><text:bookmark-start text:name="_bookmark78"/><text:bookmark-end text:name="_bookmark78"/><text:span text:style-name="T1184">Generics.</text:span></text:p>
      <text:p text:style-name="P1185"><text:span text:style-name="T1186">У</text:span><text:span text:style-name="T1187"><text:s/></text:span><text:span text:style-name="T1188">C#</text:span><text:span text:style-name="T1189"><text:s/></text:span><text:span text:style-name="T1190">є</text:span><text:span text:style-name="T1191"><text:s/></text:span><text:span text:style-name="T1192">два</text:span><text:span text:style-name="T1193"><text:s/></text:span><text:span text:style-name="T1194">окремих</text:span><text:span text:style-name="T1195"><text:s/></text:span><text:span text:style-name="T1196">механізми</text:span><text:span text:style-name="T1197"><text:s/></text:span><text:span text:style-name="T1198">для</text:span><text:span text:style-name="T1199"><text:s/></text:span><text:span text:style-name="T1200">створення</text:span><text:span text:style-name="T1201"><text:s/></text:span><text:span text:style-name="T1202">коду,</text:span><text:span text:style-name="T1203"><text:s/></text:span><text:span text:style-name="T1204">який</text:span><text:span text:style-name="T1205"><text:s/></text:span><text:span text:style-name="T1206">повторно</text:span><text:span text:style-name="T1207"><text:s/></text:span><text:span text:style-name="T1208">використовується:</text:span><text:span text:style-name="T1209"><text:s/></text:span><text:span text:style-name="T1210">спа</text:span><text:span text:style-name="T1211">д</text:span><text:span text:style-name="T1212">к</text:span><text:span text:style-name="T1213">у</text:span><text:span text:style-name="T1214">вання</text:span><text:span text:style-name="T1215"><text:s/></text:span><text:span text:style-name="T1216">та</text:span><text:span text:style-name="T1217"><text:s/></text:span><text:span text:style-name="T1218">узагальнення.</text:span></text:p>
      <text:p text:style-name="P1219"><text:span text:style-name="T1220">Спадкування</text:span><text:span text:style-name="T1221"><text:s/></text:span><text:span text:style-name="T1222">висловлює</text:span><text:span text:style-name="T1223"><text:s/></text:span><text:span text:style-name="T1224">можливість</text:span><text:span text:style-name="T1225"><text:s/></text:span><text:span text:style-name="T1226">повторного</text:span><text:span text:style-name="T1227"><text:s/></text:span><text:span text:style-name="T1228">використання</text:span><text:span text:style-name="T1229"><text:s/></text:span><text:span text:style-name="T1230">базового</text:span><text:span text:style-name="T1231"><text:s/></text:span><text:span text:style-name="T1232">типу,</text:span><text:span text:style-name="T1233"><text:s/></text:span><text:span text:style-name="T1234">а</text:span><text:span text:style-name="T1235"><text:s/></text:span><text:span text:style-name="T1236">узагальнення</text:span><text:span text:style-name="T1237"><text:s/></text:span><text:span text:style-name="T1238">в</text:span><text:span text:style-name="T1239">и</text:span><text:span text:style-name="T1240">словлюють</text:span><text:span text:style-name="T1241"><text:s/>ідею<text:s/></text:span><text:span text:style-name="T1242">повторного</text:span><text:span text:style-name="T1243"><text:s/></text:span><text:span text:style-name="T1244">використання</text:span><text:span text:style-name="T1245"><text:s/>«</text:span><text:span text:style-name="T1246">шаблону»,</text:span><text:span text:style-name="T1247"><text:s/></text:span><text:span text:style-name="T1248">що</text:span><text:span text:style-name="T1249"><text:s/></text:span><text:span text:style-name="T1250">містить</text:span><text:span text:style-name="T1251"><text:s/></text:span><text:span text:style-name="T1252">типи</text:span><text:span text:style-name="T1253"><text:s/></text:span><text:span text:style-name="T1254">—</text:span><text:span text:style-name="T1255"><text:s/>«</text:span><text:span text:style-name="T1256">заглушки».</text:span></text:p>
      <text:p text:style-name="P1257"><text:span text:style-name="T1258">У</text:span><text:span text:style-name="T1259"><text:s/></text:span><text:span text:style-name="T1260">.NET</text:span><text:span text:style-name="T1261"><text:s/></text:span><text:span text:style-name="T1262">Framework,</text:span><text:span text:style-name="T1263"><text:s/></text:span><text:span text:style-name="T1264">починаючи</text:span><text:span text:style-name="T1265"><text:s/></text:span><text:span text:style-name="T1266">з</text:span><text:span text:style-name="T1267"><text:s/></text:span><text:span text:style-name="T1268">версії</text:span><text:span text:style-name="T1269"><text:s/></text:span><text:span text:style-name="T1270">2.0,</text:span><text:span text:style-name="T1271"><text:s/></text:span><text:span text:style-name="T1272">з’явилася</text:span><text:span text:style-name="T1273"><text:s/></text:span><text:span text:style-name="T1274">можливість</text:span><text:span text:style-name="T1275"><text:s/></text:span><text:span text:style-name="T1276">використовувати</text:span><text:span text:style-name="T1277"><text:s/></text:span><text:span text:style-name="T1278">в</text:span><text:span text:style-name="T1279"><text:s/></text:span><text:span text:style-name="T1280">якості</text:span><text:span text:style-name="T1281"><text:s/></text:span><text:span text:style-name="T1282">п</text:span><text:span text:style-name="T1283">а</text:span><text:span text:style-name="T1284">раметрів</text:span><text:span text:style-name="T1285"><text:s/></text:span><text:span text:style-name="T1286">типи</text:span><text:span text:style-name="T1287"><text:s/></text:span><text:span text:style-name="T1288">даних.</text:span><text:span text:style-name="T1289"><text:s/></text:span><text:span text:style-name="T1290">Ця</text:span><text:span text:style-name="T1291"><text:s/></text:span><text:span text:style-name="T1292">можливість</text:span><text:span text:style-name="T1293"><text:s/></text:span><text:span text:style-name="T1294">реалізується</text:span><text:span text:style-name="T1295"><text:s/></text:span><text:span text:style-name="T1296">за</text:span><text:span text:style-name="T1297"><text:s/></text:span><text:span text:style-name="T1298">допомогою</text:span><text:span text:style-name="T1299"><text:s/></text:span><text:span text:style-name="T1300">Generics.</text:span></text:p>
      <text:soft-page-break/>
      <text:p text:style-name="P1301"><text:span text:style-name="T1302">Generics</text:span><text:span text:style-name="T1303"><text:s/></text:span><text:span text:style-name="T1304">дозволяють</text:span><text:span text:style-name="T1305"><text:s/></text:span><text:span text:style-name="T1306">створювати</text:span><text:span text:style-name="T1307"><text:s/></text:span><text:span text:style-name="T1308">узагальнені:</text:span><text:span text:style-name="T1309"><text:s/></text:span><text:span text:style-name="T1310">класи,</text:span><text:span text:style-name="T1311"><text:s/></text:span><text:span text:style-name="T1312">структури,</text:span><text:span text:style-name="T1313"><text:s/></text:span><text:span text:style-name="T1314">інтерфейси,</text:span><text:span text:style-name="T1315"><text:s/></text:span><text:span text:style-name="T1316">делегати,</text:span><text:span text:style-name="T1317"><text:s/></text:span><text:span text:style-name="T1318">методи.</text:span></text:p>
      <text:p text:style-name="P1319"><text:span text:style-name="T1320">Параметри</text:span><text:span text:style-name="T1321"><text:s/></text:span><text:span text:style-name="T1322">типів</text:span><text:span text:style-name="T1323"><text:s/></text:span><text:span text:style-name="T1324">використовуються</text:span><text:span text:style-name="T1325"><text:s/></text:span><text:span text:style-name="T1326">для</text:span><text:span text:style-name="T1327"><text:s/></text:span><text:span text:style-name="T1328">вказівки</text:span><text:span text:style-name="T1329"><text:s/></text:span><text:span text:style-name="T1330">типів:</text:span><text:span text:style-name="T1331"><text:s/></text:span><text:span text:style-name="T1332">змінних</text:span><text:span text:style-name="T1333"><text:s/></text:span><text:span text:style-name="T1334">класу,</text:span><text:span text:style-name="T1335"><text:s/></text:span><text:span text:style-name="T1336">параметрів</text:span><text:span text:style-name="T1337"><text:s/></text:span><text:span text:style-name="T1338">функції,</text:span><text:span text:style-name="T1339"><text:s/></text:span><text:span text:style-name="T1340">пов</text:span><text:span text:style-name="T1341">е</text:span><text:span text:style-name="T1342">р</text:span><text:span text:style-name="T1343">таємих</text:span><text:span text:style-name="T1344"><text:s/></text:span><text:span text:style-name="T1345">значень</text:span><text:span text:style-name="T1346"><text:s/></text:span><text:span text:style-name="T1347">функцій,</text:span><text:span text:style-name="T1348"><text:s/></text:span><text:span text:style-name="T1349">локальних</text:span><text:span text:style-name="T1350"><text:s/></text:span><text:span text:style-name="T1351">змінних.</text:span></text:p>
      <text:p text:style-name="P1352"><text:span text:style-name="T1353">Наприклад:</text:span><text:span text:style-name="T1354"><text:s/></text:span><text:span text:style-name="T1355">у</text:span><text:span text:style-name="T1356"><text:s/></text:span><text:span text:style-name="T1357">колекції</text:span><text:span text:style-name="T1358"><text:s/></text:span><text:span text:style-name="T1359">ArrayList</text:span><text:span text:style-name="T1360"><text:s/></text:span><text:span text:style-name="T1361">зберігаються</text:span><text:span text:style-name="T1362"><text:s/></text:span><text:span text:style-name="T1363">дані</text:span><text:span text:style-name="T1364"><text:s/></text:span><text:span text:style-name="T1365">типу</text:span><text:span text:style-name="T1366"><text:s/></text:span><text:span text:style-name="T1367">object</text:span><text:span text:style-name="T1368"><text:s/></text:span><text:span text:style-name="T1369">для</text:span><text:span text:style-name="T1370"><text:s/></text:span><text:span text:style-name="T1371">того</text:span><text:span text:style-name="T1372"><text:s/></text:span><text:span text:style-name="T1373">щоб</text:span><text:span text:style-name="T1374"><text:s/></text:span><text:span text:style-name="T1375">в</text:span><text:span text:style-name="T1376"><text:s/></text:span><text:span text:style-name="T1377">цю</text:span><text:span text:style-name="T1378"><text:s/></text:span><text:span text:style-name="T1379">колекцію</text:span><text:span text:style-name="T1380"><text:s/></text:span><text:span text:style-name="T1381">можна</text:span><text:span text:style-name="T1382"><text:s/></text:span><text:span text:style-name="T1383">було</text:span><text:span text:style-name="T1384"><text:s/></text:span><text:span text:style-name="T1385">помістити</text:span><text:span text:style-name="T1386"><text:s/></text:span><text:span text:style-name="T1387">змінні</text:span><text:span text:style-name="T1388"><text:s/></text:span><text:span text:style-name="T1389">будь-якого</text:span><text:span text:style-name="T1390"><text:s/></text:span><text:span text:style-name="T1391">типу.</text:span></text:p>
      <text:p text:style-name="P1392"><text:span text:style-name="T1393">Найчастіше</text:span><text:span text:style-name="T1394"><text:s/></text:span><text:span text:style-name="T1395">в</text:span><text:span text:style-name="T1396"><text:s/></text:span><text:span text:style-name="T1397">колекції</text:span><text:span text:style-name="T1398"><text:s/></text:span><text:span text:style-name="T1399">зберігаються</text:span><text:span text:style-name="T1400"><text:s/></text:span><text:span text:style-name="T1401">змінні</text:span><text:span text:style-name="T1402"><text:s/></text:span><text:span text:style-name="T1403">одного</text:span><text:span text:style-name="T1404"><text:s/></text:span><text:span text:style-name="T1405">і</text:span><text:span text:style-name="T1406"><text:s/></text:span><text:span text:style-name="T1407">того</text:span><text:span text:style-name="T1408"><text:s/></text:span><text:span text:style-name="T1409">ж</text:span><text:span text:style-name="T1410"><text:s/></text:span><text:span text:style-name="T1411">типу.</text:span></text:p>
      <text:p text:style-name="P1412"><text:span text:style-name="T1413">При</text:span><text:span text:style-name="T1414"><text:s/></text:span><text:span text:style-name="T1415">отриманні</text:span><text:span text:style-name="T1416"><text:s/></text:span><text:span text:style-name="T1417">даних</text:span><text:span text:style-name="T1418"><text:s/></text:span><text:span text:style-name="T1419">з</text:span><text:span text:style-name="T1420"><text:s/></text:span><text:span text:style-name="T1421">колекції</text:span><text:span text:style-name="T1422"><text:s/></text:span><text:span text:style-name="T1423">треба</text:span><text:span text:style-name="T1424"><text:s/></text:span><text:span text:style-name="T1425">вказувати</text:span><text:span text:style-name="T1426"><text:s/></text:span><text:span text:style-name="T1427">явне</text:span><text:span text:style-name="T1428"><text:s/></text:span><text:span text:style-name="T1429">приведення</text:span><text:span text:style-name="T1430"><text:s/></text:span><text:span text:style-name="T1431">типу.</text:span></text:p>
      <text:p text:style-name="P1432"><text:span text:style-name="T1433">Можна</text:span><text:span text:style-name="T1434"><text:s/></text:span><text:span text:style-name="T1435">легко</text:span><text:span text:style-name="T1436"><text:s/></text:span><text:span text:style-name="T1437">допустити</text:span><text:span text:style-name="T1438"><text:s/></text:span><text:span text:style-name="T1439">помилку</text:span><text:span text:style-name="T1440"><text:s/></text:span><text:span text:style-name="T1441">приведення</text:span><text:span text:style-name="T1442"><text:s/></text:span><text:span text:style-name="T1443">при</text:span><text:span text:style-name="T1444"><text:s/></text:span><text:span text:style-name="T1445">отриманні</text:span><text:span text:style-name="T1446"><text:s/></text:span><text:span text:style-name="T1447">даних</text:span><text:span text:style-name="T1448"><text:s/></text:span><text:span text:style-name="T1449">з</text:span><text:span text:style-name="T1450"><text:s/></text:span><text:span text:style-name="T1451">колекції,</text:span><text:span text:style-name="T1452"><text:s/></text:span><text:span text:style-name="T1453">тобто</text:span><text:span text:style-name="T1454"><text:s/></text:span><text:span text:style-name="T1455">поміст</text:span><text:span text:style-name="T1456">и</text:span><text:span text:style-name="T1457">ти</text:span><text:span text:style-name="T1458"><text:s/></text:span><text:span text:style-name="T1459">в</text:span><text:span text:style-name="T1460"><text:s/></text:span><text:span text:style-name="T1461">колекцію</text:span><text:span text:style-name="T1462"><text:s/></text:span><text:span text:style-name="T1463">змінну</text:span><text:span text:style-name="T1464"><text:s/></text:span><text:span text:style-name="T1465">одного</text:span><text:span text:style-name="T1466"><text:s/></text:span><text:span text:style-name="T1467">типу,</text:span><text:span text:style-name="T1468"><text:s/></text:span><text:span text:style-name="T1469">а</text:span><text:span text:style-name="T1470"><text:s/></text:span><text:span text:style-name="T1471">при</text:span><text:span text:style-name="T1472"><text:s/></text:span><text:span text:style-name="T1473">добуванні</text:span><text:span text:style-name="T1474"><text:s/></text:span><text:span text:style-name="T1475">виконати</text:span><text:span text:style-name="T1476"><text:s/></text:span><text:span text:style-name="T1477">приведення</text:span><text:span text:style-name="T1478"><text:s/></text:span><text:span text:style-name="T1479">до</text:span><text:span text:style-name="T1480"><text:s/></text:span><text:span text:style-name="T1481">іншого</text:span><text:span text:style-name="T1482"><text:s/></text:span><text:span text:style-name="T1483">типу.</text:span></text:p>
      <text:p text:style-name="P1484"><text:span text:style-name="T1485">Іншим</text:span><text:span text:style-name="T1486"><text:s/></text:span><text:span text:style-name="T1487">недоліком</text:span><text:span text:style-name="T1488"><text:s/></text:span><text:span text:style-name="T1489">є</text:span><text:span text:style-name="T1490"><text:s/></text:span><text:span text:style-name="T1491">зниження</text:span><text:span text:style-name="T1492"><text:s/></text:span><text:span text:style-name="T1493">продуктивності</text:span><text:span text:style-name="T1494"><text:s/></text:span><text:span text:style-name="T1495">через</text:span><text:span text:style-name="T1496"><text:s/></text:span><text:span text:style-name="T1497">виконання</text:span><text:span text:style-name="T1498"><text:s/></text:span><text:span text:style-name="T1499">упаковки</text:span><text:span text:style-name="T1500"><text:s/></text:span><text:span text:style-name="T1501">і</text:span><text:span text:style-name="T1502"><text:s/></text:span><text:span text:style-name="T1503">розпаковки</text:span><text:span text:style-name="T1504"><text:s/></text:span><text:span text:style-name="T1505">при</text:span><text:span text:style-name="T1506"><text:s/></text:span><text:span text:style-name="T1507">збер</text:span><text:span text:style-name="T1508">і</text:span><text:span text:style-name="T1509">ганні</text:span><text:span text:style-name="T1510"><text:s/></text:span><text:span text:style-name="T1511">в</text:span><text:span text:style-name="T1512"><text:s/></text:span><text:span text:style-name="T1513">колекції</text:span><text:span text:style-name="T1514"><text:s/></text:span><text:span text:style-name="T1515">змінних</text:span><text:span text:style-name="T1516"><text:s/></text:span><text:span text:style-name="T1517">структурних</text:span><text:span text:style-name="T1518"><text:s/></text:span><text:span text:style-name="T1519">типів.</text:span></text:p>
      <text:p text:style-name="P1520"><text:span text:style-name="T1521">Методи</text:span><text:span text:style-name="T1522"><text:s/></text:span><text:span text:style-name="T1523">Generics</text:span><text:span text:style-name="T1524"><text:s/></text:span><text:span text:style-name="T1525">колекцій</text:span><text:span text:style-name="T1526"><text:s/></text:span><text:span text:style-name="T1527">приймають</text:span><text:span text:style-name="T1528"><text:s/></text:span><text:span text:style-name="T1529">і</text:span><text:span text:style-name="T1530"><text:s/></text:span><text:span text:style-name="T1531">повертають</text:span><text:span text:style-name="T1532"><text:s/></text:span><text:span text:style-name="T1533">параметри</text:span><text:span text:style-name="T1534"><text:s/></text:span><text:span text:style-name="T1535">узагальненого</text:span><text:span text:style-name="T1536"><text:s/></text:span><text:span text:style-name="T1537">типу.</text:span><text:span text:style-name="T1538"><text:s/></text:span><text:span text:style-name="T1539">Тому</text:span><text:span text:style-name="T1540"><text:s/></text:span><text:span text:style-name="T1541">при</text:span><text:span text:style-name="T1542"><text:s/></text:span><text:span text:style-name="T1543">розміщенні</text:span><text:span text:style-name="T1544"><text:s/></text:span><text:span text:style-name="T1545">даних</text:span><text:span text:style-name="T1546"><text:s/></text:span><text:span text:style-name="T1547">у</text:span><text:span text:style-name="T1548"><text:s/></text:span><text:span text:style-name="T1549">колекцію</text:span><text:span text:style-name="T1550"><text:s/></text:span><text:span text:style-name="T1551">і</text:span><text:span text:style-name="T1552"><text:s/></text:span><text:span text:style-name="T1553">при</text:span><text:span text:style-name="T1554"><text:s/></text:span><text:span text:style-name="T1555">зверненні</text:span><text:span text:style-name="T1556"><text:s/></text:span><text:span text:style-name="T1557">до</text:span><text:span text:style-name="T1558"><text:s/></text:span><text:span text:style-name="T1559">цих</text:span><text:span text:style-name="T1560"><text:s/></text:span><text:span text:style-name="T1561">даних</text:span><text:span text:style-name="T1562"><text:s/></text:span><text:span text:style-name="T1563">упаковка</text:span><text:span text:style-name="T1564"><text:s/></text:span><text:span text:style-name="T1565">і</text:span><text:span text:style-name="T1566"><text:s/></text:span><text:span text:style-name="T1567">розпаковка</text:span><text:span text:style-name="T1568"><text:s/></text:span><text:span text:style-name="T1569">не</text:span><text:span text:style-name="T1570"><text:s/></text:span><text:span text:style-name="T1571">відбуваєт</text:span><text:span text:style-name="T1572">ь</text:span><text:span text:style-name="T1573">ся.</text:span></text:p>
      <text:p text:style-name="P1574"><text:span text:style-name="T1575">Якщо</text:span><text:span text:style-name="T1576"><text:s/></text:span><text:span text:style-name="T1577">в</text:span><text:span text:style-name="T1578"><text:s/></text:span><text:span text:style-name="T1579">неузагальнених</text:span><text:span text:style-name="T1580"><text:s/></text:span><text:span text:style-name="T1581">колекціях</text:span><text:span text:style-name="T1582"><text:s/></text:span><text:span text:style-name="T1583">зберігати</text:span><text:span text:style-name="T1584"><text:s/></text:span><text:span text:style-name="T1585">об'єкти</text:span><text:span text:style-name="T1586"><text:s/></text:span><text:span text:style-name="T1587">посилальних</text:span><text:span text:style-name="T1588"><text:s/></text:span><text:span text:style-name="T1589">типів</text:span><text:span text:style-name="T1590"><text:s/></text:span><text:span text:style-name="T1591">даних,</text:span><text:span text:style-name="T1592"><text:s/></text:span><text:span text:style-name="T1593">то</text:span><text:span text:style-name="T1594"><text:s/></text:span><text:span text:style-name="T1595">зниження</text:span><text:span text:style-name="T1596"><text:s/></text:span><text:span text:style-name="T1597">пр</text:span><text:span text:style-name="T1598">о</text:span><text:span text:style-name="T1599">д</text:span><text:span text:style-name="T1600">у</text:span><text:span text:style-name="T1601">ктивності</text:span><text:span text:style-name="T1602"><text:s/></text:span><text:span text:style-name="T1603">відбуватися</text:span><text:span text:style-name="T1604"><text:s/></text:span><text:span text:style-name="T1605">не</text:span><text:span text:style-name="T1606"><text:s/></text:span><text:span text:style-name="T1607">буде.</text:span></text:p>
      <text:p text:style-name="P1608"><text:span text:style-name="T1609">Використання</text:span><text:span text:style-name="T1610"><text:s/></text:span><text:span text:style-name="T1611">Generics</text:span><text:span text:style-name="T1612"><text:s/></text:span><text:span text:style-name="T1613">дає</text:span><text:span text:style-name="T1614"><text:s/></text:span><text:span text:style-name="T1615">наступні</text:span><text:span text:style-name="T1616"><text:s/></text:span><text:span text:style-name="T1617">переваги:</text:span></text:p>
      <text:p text:style-name="P1618"><text:span text:style-name="T1619">безпеку</text:span><text:span text:style-name="T1620"><text:s/></text:span><text:span text:style-name="T1621">типів.</text:span><text:span text:style-name="T1622"><text:s/></text:span><text:span text:style-name="T1623">З</text:span><text:span text:style-name="T1624"><text:s/></text:span><text:span text:style-name="T1625">Generics</text:span><text:span text:style-name="T1626"><text:s/></text:span><text:span text:style-name="T1627">колекцію</text:span><text:span text:style-name="T1628"><text:s/></text:span><text:span text:style-name="T1629">можна</text:span><text:span text:style-name="T1630"><text:s/></text:span><text:span text:style-name="T1631">помістити</text:span><text:span text:style-name="T1632"><text:s/></text:span><text:span text:style-name="T1633">тільки</text:span><text:span text:style-name="T1634"><text:s/></text:span><text:span text:style-name="T1635">об'єкти</text:span><text:span text:style-name="T1636"><text:s/></text:span><text:span text:style-name="T1637">певного</text:span><text:span text:style-name="T1638"><text:s/></text:span><text:span text:style-name="T1639">типу</text:span><text:span text:style-name="T1640"><text:s/></text:span><text:span text:style-name="T1641">(зазначеного</text:span><text:span text:style-name="T1642"><text:s/></text:span><text:span text:style-name="T1643">при</text:span><text:span text:style-name="T1644"><text:s/></text:span><text:span text:style-name="T1645">розкритті</text:span><text:span text:style-name="T1646"><text:s/></text:span><text:span text:style-name="T1647">шаблону);</text:span></text:p>
      <text:p text:style-name="P1648"><text:span text:style-name="T1649">більш</text:span><text:span text:style-name="T1650"><text:s/></text:span><text:span text:style-name="T1651">простий</text:span><text:span text:style-name="T1652"><text:s/></text:span><text:span text:style-name="T1653">і</text:span><text:span text:style-name="T1654"><text:s/></text:span><text:span text:style-name="T1655">зрозумілий</text:span><text:span text:style-name="T1656"><text:s/></text:span><text:span text:style-name="T1657">код;</text:span><text:span text:style-name="T1658"><text:s/></text:span><text:span text:style-name="T1659">підвищення</text:span><text:span text:style-name="T1660"><text:s/></text:span><text:span text:style-name="T1661">продуктивності.</text:span></text:p>
      <text:p text:style-name="P1662"/>
      <text:h text:style-name="Заголовок1" text:outline-level="1"><text:span text:style-name="T1663">2) Написати повні умови задачі.<text:s/></text:span><text:span text:style-name="T1664"><text:line-break/></text:span><text:span text:style-name="T1665">Завдання для виконання<text:s/></text:span></text:h>
      <text:p text:style-name="P1666">Створіть<text:s/>узагальнений клас CollectionType&lt;T&gt;. Визначити в класі конструктори, методи додавання та видалення елементів, інші необхідні методи та, якщо потрібно, перевантажені операції. Визначити індексатори та властивості. CollectionType можна реалізувати на основі<text:s/>стандартних колекцій (List, Stack, Array тощо).<text:s/></text:p>
      <text:p text:style-name="P1667">3. Візьміть, створений тип (клас) з лабораторної №1, та реалізувати в ньому інтерфейс IComparable&lt;T&gt;. Використовуйте цей клас як параметр вашого узагальненого класу. Створіть кілька колекцій. Виконайте сортування, LINQ-запити відповідно до варіанта.</text:p>
      <text:p text:style-name="P1668"><text:span text:style-name="T1669">4</text:span><text:span text:style-name="T1670">. Виконайте кілька складних LINQToObject запитів (мінімум 5) до колекції об'єктів, використовуючи одночасно більше трьох операцій (приклад: where + select + orderBy, first + any + min).</text:span></text:p>
      <text:p text:style-name="P1671">5. Створіть узагальнену стандартну колекцію з простору імен System.Collections вказану у варіанті з рядками та виконайте введення-виведення, пошук рядків, що містять певне значення, підрахунок кількості рядків довжини n, сортування у зростаючому та спадному порядку.</text:p>
      <text:h text:style-name="P1672" text:outline-level="3">Варіанти:</text:h>
      <table:table table:style-name="Table1673">
        <table:table-columns>
          <table:table-column table:style-name="TableColumn1674"/>
          <table:table-column table:style-name="TableColumn1675"/>
        </table:table-columns>
        <table:table-row table:style-name="TableRow1676">
          <table:table-cell table:style-name="TableCell1677">
            <text:p text:style-name="P1678"><text:span text:style-name="T1679">Варіа</text:span><text:span text:style-name="T1680">нт<text:s/></text:span></text:p>
          </table:table-cell>
          <table:table-cell table:style-name="TableCell1681">
            <text:p text:style-name="P1682"><text:span text:style-name="T1683">Завдання<text:s/></text:span></text:p>
          </table:table-cell>
        </table:table-row>
        <table:table-row table:style-name="TableRow1684">
          <table:table-cell table:style-name="TableCell1685">
            <text:p text:style-name="P1686"><text:span text:style-name="T1687">6, 13<text:s/></text:span></text:p>
          </table:table-cell>
          <table:table-cell table:style-name="TableCell1688">
            <text:p text:style-name="P1689"><text:span text:style-name="T1690">створити масив об'єктів CollectionType, запити - знайти кількість колекцій, що містять задане значення (вибрати будь-яке поле об'єкта), знайти максимальну та мінімальну колекцію у масиві. Узагальнена колекція – LinkedList&lt;T&gt;</text:span></text:p>
          </table:table-cell>
        </table:table-row>
      </table:table>
      <text:p text:style-name="P1691"/>
      <text:p text:style-name="P1692"><text:span text:style-name="T1693">3</text:span><text:span text:style-name="T1694">-4</text:span><text:span text:style-name="T1695">)<text:s/></text:span><text:span text:style-name="T1696">Послідовність виконання завдань (вказати назви меню, назви команд, рядки програми тощо; також, використовуючи, копії вікон програми). Лістинги програм. <text:s/></text:span></text:p>
      <text:p text:style-name="P1697">using System;</text:p>
      <text:p text:style-name="P1698">using System.Collections.Generic;</text:p>
      <text:p text:style-name="P1699">using System.Linq;</text:p>
      <text:p text:style-name="P1700">using System.Threading.Tasks;</text:p>
      <text:p text:style-name="P1701"/>
      <text:p text:style-name="P1702">public class CollectionType&lt;T&gt; where T : IComparable&lt;T&gt;</text:p>
      <text:p text:style-name="P1703">{</text:p>
      <text:soft-page-break/>
      <text:p text:style-name="P1704"><text:s text:c="4"/>private LinkedList&lt;T&gt; collection;</text:p>
      <text:p text:style-name="P1705"/>
      <text:p text:style-name="P1706"><text:s text:c="4"/>public CollectionType()</text:p>
      <text:p text:style-name="P1707"><text:s text:c="4"/>{</text:p>
      <text:p text:style-name="P1708"><text:s text:c="8"/>collection = new LinkedList&lt;T&gt;();</text:p>
      <text:p text:style-name="P1709"><text:s text:c="4"/>}</text:p>
      <text:p text:style-name="P1710"/>
      <text:p text:style-name="P1711"><text:s text:c="4"/>public void Add(T item)</text:p>
      <text:p text:style-name="P1712"><text:s text:c="4"/>{</text:p>
      <text:p text:style-name="P1713"><text:s text:c="8"/>collection.AddLast(item);</text:p>
      <text:p text:style-name="P1714"><text:s text:c="4"/>}</text:p>
      <text:p text:style-name="P1715"/>
      <text:p text:style-name="P1716"><text:s text:c="4"/>public int CountOccurrences(T value)</text:p>
      <text:p text:style-name="P1717"><text:s text:c="4"/>{</text:p>
      <text:p text:style-name="P1718"><text:s text:c="8"/>return collection.Count(item =&gt; item.Equals(value));</text:p>
      <text:p text:style-name="P1719"><text:s text:c="4"/>}</text:p>
      <text:p text:style-name="P1720"/>
      <text:p text:style-name="P1721"><text:s text:c="4"/>public CollectionType&lt;T&gt; Max()</text:p>
      <text:p text:style-name="P1722"><text:s text:c="4"/>{</text:p>
      <text:p text:style-name="P1723"><text:s text:c="8"/>if (collection.Count == 0)</text:p>
      <text:p text:style-name="P1724"><text:s text:c="8"/>{</text:p>
      <text:p text:style-name="P1725"><text:s text:c="12"/>return null;</text:p>
      <text:p text:style-name="P1726"><text:s text:c="8"/>}</text:p>
      <text:p text:style-name="P1727"><text:s text:c="8"/>var maxItem = collection.Max();</text:p>
      <text:p text:style-name="P1728"><text:s text:c="8"/>CollectionType&lt;T&gt; maxCollection = new CollectionType&lt;T&gt;();</text:p>
      <text:p text:style-name="P1729"><text:s text:c="8"/>maxCollection.Add(maxItem);</text:p>
      <text:p text:style-name="P1730"><text:s text:c="8"/>return maxCollection;</text:p>
      <text:p text:style-name="P1731"><text:s text:c="4"/>}</text:p>
      <text:p text:style-name="P1732"/>
      <text:p text:style-name="P1733"><text:s text:c="4"/>public CollectionType&lt;T&gt; Min()</text:p>
      <text:p text:style-name="P1734"><text:s text:c="4"/>{</text:p>
      <text:soft-page-break/>
      <text:p text:style-name="P1735"><text:s text:c="8"/>if (collection.Count == 0)</text:p>
      <text:p text:style-name="P1736"><text:s text:c="8"/>{</text:p>
      <text:p text:style-name="P1737"><text:s text:c="12"/>return null;</text:p>
      <text:p text:style-name="P1738"><text:s text:c="8"/>}</text:p>
      <text:p text:style-name="P1739"><text:s text:c="8"/>var minItem = collection.Min();</text:p>
      <text:p text:style-name="P1740"><text:s text:c="8"/>CollectionType&lt;T&gt; minCollection = new CollectionType&lt;T&gt;();</text:p>
      <text:p text:style-name="P1741"><text:s text:c="8"/>minCollection.Add(minItem);</text:p>
      <text:p text:style-name="P1742"><text:s text:c="8"/>return minCollection;</text:p>
      <text:p text:style-name="P1743"><text:s text:c="4"/>}</text:p>
      <text:p text:style-name="P1744"/>
      <text:p text:style-name="P1745"><text:s text:c="4"/>public IEnumerable&lt;T&gt; Items =&gt; collection;</text:p>
      <text:p text:style-name="P1746"/>
      <text:p text:style-name="P1747"><text:s text:c="4"/>// Додайте інші методи та властивості за необхідності.</text:p>
      <text:p text:style-name="P1748">}</text:p>
      <text:p text:style-name="P1749"/>
      <text:p text:style-name="P1750">class Program</text:p>
      <text:p text:style-name="P1751">{</text:p>
      <text:p text:style-name="P1752"><text:s text:c="4"/>static void Main()</text:p>
      <text:p text:style-name="P1753"><text:s text:c="4"/>{</text:p>
      <text:p text:style-name="P1754"><text:s text:c="8"/>// Створіть список колекцій CollectionType</text:p>
      <text:p text:style-name="P1755"><text:s text:c="8"/>List&lt;CollectionType&lt;int&gt;&gt; collections = new List&lt;CollectionType&lt;int&gt;&gt;();</text:p>
      <text:p text:style-name="P1756"/>
      <text:p text:style-name="P1757"><text:s text:c="8"/>// Додайте елементи до колекцій</text:p>
      <text:p text:style-name="P1758"><text:s text:c="8"/>collections.Add(new CollectionType&lt;int&gt;());</text:p>
      <text:p text:style-name="P1759"><text:s text:c="8"/>collections.Add(new CollectionType&lt;int&gt;());</text:p>
      <text:p text:style-name="P1760"><text:s text:c="8"/>collections.Add(new CollectionType&lt;int&gt;());</text:p>
      <text:p text:style-name="P1761"/>
      <text:p text:style-name="P1762"><text:s text:c="8"/>collections[0].Add(5);</text:p>
      <text:p text:style-name="P1763"><text:s text:c="8"/>collections[0].Add(5);</text:p>
      <text:p text:style-name="P1764"><text:s text:c="8"/>collections[1].Add(10);</text:p>
      <text:p text:style-name="P1765"><text:s text:c="8"/>collections[2].Add(15);</text:p>
      <text:p text:style-name="P1766"/>
      <text:p text:style-name="P1767"><text:s text:c="8"/>// Знайдіть кількість колекцій, що містять задане значення (наприклад, "5").</text:p>
      <text:p text:style-name="P1768"><text:s text:c="8"/>int searchValue = 5;</text:p>
      <text:p text:style-name="P1769"><text:s text:c="8"/>int count = collections.Count(collection =&gt; collection.CountOccurrences(searchValue) &gt; 0);</text:p>
      <text:p text:style-name="P1770"/>
      <text:p text:style-name="P1771"><text:s text:c="8"/>Console.WriteLine($"Кількість колекцій, що містять {searchValue}: {count}");</text:p>
      <text:p text:style-name="P1772"/>
      <text:p text:style-name="P1773"><text:s text:c="8"/>// Знайдіть максимальну та мінімальну колекції у масиві.</text:p>
      <text:p text:style-name="P1774"><text:s text:c="8"/>var maxCollection = collections.First();</text:p>
      <text:p text:style-name="P1775"><text:s text:c="8"/>var minCollection = collections.First();</text:p>
      <text:p text:style-name="P1776"/>
      <text:p text:style-name="P1777"><text:s text:c="8"/>foreach (var collection in collections)</text:p>
      <text:p text:style-name="P1778"><text:s text:c="8"/>{</text:p>
      <text:p text:style-name="P1779"><text:s text:c="12"/>if (collection.Max().Items.FirstOrDefault().CompareTo(maxCollection.Max().Items.FirstOrDefault()) &gt; 0)</text:p>
      <text:p text:style-name="P1780"><text:s text:c="16"/>maxCollection = collection;</text:p>
      <text:p text:style-name="P1781"/>
      <text:p text:style-name="P1782"><text:s text:c="12"/>if (collection.Min().Items.FirstOrDefault().CompareTo(minCollection.Min().Items.FirstOrDefault()) &lt; 0)</text:p>
      <text:p text:style-name="P1783"><text:s text:c="16"/>minCollection = collection;</text:p>
      <text:p text:style-name="P1784"><text:s text:c="8"/>}</text:p>
      <text:p text:style-name="P1785"/>
      <text:p text:style-name="P1786"><text:s text:c="8"/>Console.WriteLine("Максимальна колекція:");</text:p>
      <text:p text:style-name="P1787"><text:s text:c="8"/>foreach (var item in maxCollection.Items)</text:p>
      <text:p text:style-name="P1788"><text:s text:c="8"/>{</text:p>
      <text:p text:style-name="P1789"><text:s text:c="12"/>Console.WriteLine(item);</text:p>
      <text:p text:style-name="P1790"><text:s text:c="8"/>}</text:p>
      <text:p text:style-name="P1791"/>
      <text:p text:style-name="P1792"><text:s text:c="8"/>Console.WriteLine("Мінімальна колекція:");</text:p>
      <text:p text:style-name="P1793"><text:s text:c="8"/>foreach (var item in minCollection.Items)</text:p>
      <text:soft-page-break/>
      <text:p text:style-name="P1794"><text:s text:c="8"/>{</text:p>
      <text:p text:style-name="P1795"><text:s text:c="12"/>Console.WriteLine(item);</text:p>
      <text:p text:style-name="P1796"><text:s text:c="8"/>}</text:p>
      <text:p text:style-name="P1797"/>
      <text:p text:style-name="P1798"><text:s text:c="8"/>// Запит 1: Вибрати всі унікальні елементи і впорядкувати їх за зростанням.</text:p>
      <text:p text:style-name="P1799"><text:s text:c="8"/>var uniqueItems = collections.SelectMany(collection =&gt; collection.Items)</text:p>
      <text:p text:style-name="P1800"><text:s text:c="12"/>.Distinct()</text:p>
      <text:p text:style-name="P1801"><text:s text:c="12"/>.OrderBy(item =&gt; item);</text:p>
      <text:p text:style-name="P1802"/>
      <text:p text:style-name="P1803"><text:s text:c="8"/>Console.WriteLine("Унікальні елементи, відсортовані за зростанням:");</text:p>
      <text:p text:style-name="P1804"><text:s text:c="8"/>foreach (var item in uniqueItems)</text:p>
      <text:p text:style-name="P1805"><text:s text:c="8"/>{</text:p>
      <text:p text:style-name="P1806"><text:s text:c="12"/>Console.WriteLine(item);</text:p>
      <text:p text:style-name="P1807"><text:s text:c="8"/>}</text:p>
      <text:p text:style-name="P1808"/>
      <text:p text:style-name="P1809"><text:s text:c="8"/>// Запит 2: Знайти суму всіх елементів в колекціях.</text:p>
      <text:p text:style-name="P1810"><text:s text:c="8"/>var totalSum = collections.SelectMany(collection =&gt; collection.Items).Sum();</text:p>
      <text:p text:style-name="P1811"/>
      <text:p text:style-name="P1812"><text:s text:c="8"/>Console.WriteLine($"Загальна сума всіх елементів: {totalSum}");</text:p>
      <text:p text:style-name="P1813"/>
      <text:p text:style-name="P1814"><text:s text:c="8"/>// Запит 3: Вибрати елементи, які більше за середнє значення в усіх колекціях.</text:p>
      <text:p text:style-name="P1815"><text:s text:c="8"/>var average = collections.SelectMany(collection =&gt; collection.Items).Average();</text:p>
      <text:p text:style-name="P1816"><text:s text:c="8"/>var itemsGreaterThanAverage = collections.SelectMany(collection =&gt; collection.Items)</text:p>
      <text:p text:style-name="P1817"><text:s text:c="12"/>.Where(item =&gt; item &gt; average);</text:p>
      <text:p text:style-name="P1818"/>
      <text:p text:style-name="P1819"><text:s text:c="8"/>Console.WriteLine("Елементи більше за середнє значення:");</text:p>
      <text:p text:style-name="P1820"><text:s text:c="8"/>foreach (var item in itemsGreaterThanAverage)</text:p>
      <text:p text:style-name="P1821"><text:s text:c="8"/>{</text:p>
      <text:p text:style-name="P1822"><text:s text:c="12"/>Console.WriteLine(item);</text:p>
      <text:p text:style-name="P1823"><text:s text:c="8"/>}</text:p>
      <text:p text:style-name="P1824"/>
      <text:soft-page-break/>
      <text:p text:style-name="P1825"><text:s text:c="8"/>// Запит 4: Знайти максимальну довжину серії однакових елементів в колекціях.</text:p>
      <text:p text:style-name="P1826"><text:s text:c="8"/>var maxSeriesLength = collections.SelectMany(collection =&gt; collection.Items)</text:p>
      <text:p text:style-name="P1827"><text:s text:c="12"/>.GroupBy(item =&gt; item)</text:p>
      <text:p text:style-name="P1828"><text:s text:c="12"/>.Max(group =&gt; group.Count());</text:p>
      <text:p text:style-name="P1829"/>
      <text:p text:style-name="P1830"><text:s text:c="8"/>Console.WriteLine($"Максимальна довжина серії однакових елементів: {maxSeriesLength}");</text:p>
      <text:p text:style-name="P1831"/>
      <text:p text:style-name="P1832"><text:s text:c="8"/>// Запит 5: Знайти кількість парних чисел в колекціях.</text:p>
      <text:p text:style-name="P1833"><text:s text:c="8"/>var countOfEvenNumbers = collections.SelectMany(collection =&gt; collection.Items)</text:p>
      <text:p text:style-name="P1834"><text:s text:c="12"/>.Count(item =&gt; item % 2 == 0);</text:p>
      <text:p text:style-name="P1835"/>
      <text:p text:style-name="P1836"><text:s text:c="8"/>Console.WriteLine($"Кількість парних чисел: {countOfEvenNumbers}");</text:p>
      <text:p text:style-name="P1837"><text:s text:c="4"/>}</text:p>
      <text:p text:style-name="P1838">}</text:p>
      <text:p text:style-name="P1839">5) Результати роботи програм.</text:p>
      <text:p text:style-name="P1840">Кількість колекцій, що містять 5: 1</text:p>
      <text:p text:style-name="P1841">Максимальна колекція:</text:p>
      <text:p text:style-name="P1842">15</text:p>
      <text:p text:style-name="P1843">Мінімальна колекція:</text:p>
      <text:p text:style-name="P1844">5</text:p>
      <text:p text:style-name="P1845">5</text:p>
      <text:p text:style-name="P1846">Унікальні елементи, відсортовані за зростанням:</text:p>
      <text:p text:style-name="P1847">5</text:p>
      <text:p text:style-name="P1848">10</text:p>
      <text:p text:style-name="P1849">15</text:p>
      <text:p text:style-name="P1850">Загальна сума всіх елементів: 35</text:p>
      <text:p text:style-name="P1851">Елементи більше за середнє значення:</text:p>
      <text:p text:style-name="P1852">10</text:p>
      <text:p text:style-name="P1853">15</text:p>
      <text:p text:style-name="P1854">Максимальна довжина серії однакових елементів: 2</text:p>
      <text:soft-page-break/>
      <text:p text:style-name="P1855">Кількість парних чисел: 1</text:p>
      <text:p text:style-name="P1856"><text:span text:style-name="T1857">6) Посилання на програмний код розроблених програм у GitHub, GitLab аб</text:span><text:span text:style-name="T1858">о TFS.</text:span></text:p>
      <text:p text:style-name="Standard"><text:span text:style-name="T1859">https://github.com/MaksymDarmanskyi/OOP_Less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Symbol"/>
    </style:style>
    <style:style style:name="ListLabel2" style:display-name="ListLabel 2" style:family="text">
      <style:text-properties style:font-name="Symbol"/>
    </style:style>
    <style:style style:name="ListLabel3" style:display-name="ListLabel 3" style:family="text">
      <style:text-properties style:font-name="Symbol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style:language-asian="uk" style:country-asian="UA" style:language-complex="ar" style:country-complex="SA"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15%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305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4" style:display-name="Оглавление 4" style:family="paragraph" style:parent-style-name="Обычный" style:auto-update="true">
      <style:paragraph-properties style:vertical-align="auto" fo:margin-left="0.5402in" fo:text-indent="-0.3763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language="en" fo:country="US" style:language-asian="en" style:country-asian="US" style:language-complex="ar" style:country-complex="SA" fo:hyphenate="true"/>
    </style:style>
    <style:style style:name="Оглавление5" style:display-name="Оглавление 5" style:family="paragraph" style:parent-style-name="Обычный" style:auto-update="true">
      <style:paragraph-properties style:vertical-align="auto" fo:margin-left="0.8673in" fo:text-indent="-0.2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Оглавление6" style:display-name="Оглавление 6" style:family="paragraph" style:parent-style-name="Обычный" style:auto-update="true">
      <style:paragraph-properties style:vertical-align="auto" fo:margin-left="1.159in" fo:text-indent="-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language="en" fo:country="US" style:language-asian="en" style:country-asian="US" style:language-complex="ar" style:country-complex="SA" fo:hyphenate="true"/>
    </style:style>
    <style:style style:name="Текстпримечания" style:display-name="Текст примечания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 fo:hyphenate="tru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/>
    </style:style>
    <style:style style:name="Верхнийколонтитул" style:display-name="Верх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азвание" style:display-name="Название" style:family="paragraph" style:parent-style-name="Обычный" style:next-style-name="Обычный">
      <style:paragraph-properties fo:widows="2" fo:orphans="2" fo:border-top="none" fo:border-left="none" fo:border-bottom="0.0138in solid #4F81BD" fo:border-right="none" fo:padding-top="0in" fo:padding-left="0in" fo:padding-bottom="0.0555in" fo:padding-right="0in" style:shadow="none" style:vertical-align="auto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language="ru" fo:country="RU" style:language-asian="en" style:country-asian="US" style:language-complex="ar" style:country-complex="SA" fo:hyphenate="tru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ru" fo:country="RU" style:language-asian="en" style:country-asian="US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style:vertical-align="auto" fo:margin-left="0.077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Текствыноски" style:display-name="Текст выноски" style:family="paragraph" style:parent-style-name="Обычный">
      <style:paragraph-properties fo:widows="2" fo:orphans="2" style:vertical-align="auto"/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 fo:hyphenate="tru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/>
    </style:style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TableParagraph" style:display-name="Table Paragraph" style:family="paragraph" style:parent-style-name="Обычный">
      <style:paragraph-properties style:vertical-align="auto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rmal1" style:display-name="Normal1" style:family="paragraph" style:parent-style-name="Обычный">
      <style:paragraph-properties fo:widows="2" fo:orphans="2" style:vertical-align="auto" fo:margin-bottom="0.1388in" fo:line-height="115%"/>
      <style:text-properties style:font-name="Calibri" style:font-name-asian="Times New Roman" style:font-name-complex="Times New Roman" style:use-window-font-color="true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Text" style:display-name="Text" style:family="paragraph" style:parent-style-name="Обычный">
      <style:paragraph-properties fo:widows="2" fo:orphans="2" fo:text-align="justify" style:vertical-align="auto" fo:line-height="115%" fo:text-indent="0.2951in"/>
      <style:text-properties style:font-name="Cambria" style:font-name-asian="Calibri" style:font-name-complex="Calibri" style:use-window-font-color="true" style:letter-kerning="false" fo:font-size="10pt" style:font-size-asian="10pt" style:font-size-complex="11pt" style:language-asian="en" style:country-asian="US" style:language-complex="ar" style:country-complex="SA" fo:hyphenate="true"/>
    </style:style>
    <style:style style:name="Text_0" style:display-name="Text_0" style:family="paragraph" style:parent-style-name="Text">
      <style:paragraph-properties fo:text-indent="0in"/>
      <style:text-properties fo:hyphenate="true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Замещающийтекст" style:display-name="Замещающий текст" style:family="text">
      <style:text-properties fo:color="#808080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text:list-style style:name="WWNum1a" style:display-name="WWNum1a">
      <text:list-level-style-bullet text:level="1" text:style-name="WW_CharLFO2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Num1aa" style:display-name="WWNum1aa">
      <text:list-level-style-bullet text:level="1" text:style-name="WW_CharLFO3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166in" fo:margin-bottom="0.7875in" fo:margin-right="0.8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Ron</meta:initial-creator>
    <dc:creator>DaRRon</dc:creator>
    <meta:creation-date>2023-11-05T08:56:00Z</meta:creation-date>
    <dc:date>2023-11-08T18:33:00Z</dc:date>
    <meta:template xlink:href="Normal.dotm" xlink:type="simple"/>
    <meta:editing-cycles>6</meta:editing-cycles>
    <meta:editing-duration>PT8280S</meta:editing-duration>
    <meta:document-statistic meta:page-count="11" meta:paragraph-count="26" meta:word-count="2010" meta:character-count="13442" meta:row-count="95" meta:non-whitespace-character-count="11458"/>
  </office:meta>
</office:document-meta>
</file>